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090">
            <text:p>A00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000.0">
            <text:p>46000.0</text:p>
          </table:table-cell>
          <table:table-cell office:value-type="float" office:value="5000.0">
            <text:p>5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0.8">
            <text:p>-80.8</text:p>
          </table:table-cell>
          <table:table-cell office:value-type="float" office:value="26.61879035568671">
            <text:p>26.61879035568671</text:p>
          </table:table-cell>
          <table:table-cell office:value-type="float" office:value="28.617477177417282">
            <text:p>28.617477177417282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0">
            <text:p>MI-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400.0">
            <text:p>70400.0</text:p>
          </table:table-cell>
          <table:table-cell office:value-type="float" office:value="1000.0">
            <text:p>10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1.92">
            <text:p>-131.92</text:p>
          </table:table-cell>
          <table:table-cell office:value-type="float" office:value="11.483623121645856">
            <text:p>11.483623121645856</text:p>
          </table:table-cell>
          <table:table-cell office:value-type="float" office:value="11.882154686756106">
            <text:p>11.88215468675610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2">
            <text:p>MI-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8500.0">
            <text:p>68500.0</text:p>
          </table:table-cell>
          <table:table-cell office:value-type="float" office:value="1200.0">
            <text:p>1200.0</text:p>
          </table:table-cell>
          <table:table-cell office:value-type="string" office:value="Cycloseris Sp.">
            <text:p>Cycloseri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1.55">
            <text:p>-141.55</text:p>
          </table:table-cell>
          <table:table-cell office:value-type="float" office:value="12.171150315397467">
            <text:p>12.171150315397467</text:p>
          </table:table-cell>
          <table:table-cell office:value-type="float" office:value="12.64958892612719">
            <text:p>12.6495889261271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34">
            <text:p>MI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0.0">
            <text:p>502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46">
            <text:p>-90.46</text:p>
          </table:table-cell>
          <table:table-cell office:value-type="float" office:value="8.161494961096277">
            <text:p>8.161494961096277</text:p>
          </table:table-cell>
          <table:table-cell office:value-type="float" office:value="8.439454958704378">
            <text:p>8.43945495870437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50">
            <text:p>MI-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1500.0">
            <text:p>15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900000000000006">
            <text:p>-56.900000000000006</text:p>
          </table:table-cell>
          <table:table-cell office:value-type="float" office:value="16.92955994702757">
            <text:p>16.92955994702757</text:p>
          </table:table-cell>
          <table:table-cell office:value-type="float" office:value="17.528548142958076">
            <text:p>17.52854814295807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5">
            <text:p>N-24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10.0">
            <text:p>6610.0</text:p>
          </table:table-cell>
          <table:table-cell office:value-type="float" office:value="175.0">
            <text:p>17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702999999999999">
            <text:p>-6.702999999999999</text:p>
          </table:table-cell>
          <table:table-cell office:value-type="float" office:value="1.5158367326331676">
            <text:p>1.5158367326331676</text:p>
          </table:table-cell>
          <table:table-cell office:value-type="float" office:value="1.582087544986052">
            <text:p>1.58208754498605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6">
            <text:p>N-24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95.0">
            <text:p>19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494000000000001">
            <text:p>-7.494000000000001</text:p>
          </table:table-cell>
          <table:table-cell office:value-type="float" office:value="1.520557792390674">
            <text:p>1.520557792390674</text:p>
          </table:table-cell>
          <table:table-cell office:value-type="float" office:value="1.5944265426792152">
            <text:p>1.594426542679215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7">
            <text:p>N-24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.0">
            <text:p>468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863999999999999">
            <text:p>-8.863999999999999</text:p>
          </table:table-cell>
          <table:table-cell office:value-type="float" office:value="0.9982464625532105">
            <text:p>0.9982464625532105</text:p>
          </table:table-cell>
          <table:table-cell office:value-type="float" office:value="1.0295630140987002">
            <text:p>1.029563014098700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8">
            <text:p>N-24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70.0">
            <text:p>367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410000000000007">
            <text:p>-3.4410000000000007</text:p>
          </table:table-cell>
          <table:table-cell office:value-type="float" office:value="0.9122329746287402">
            <text:p>0.9122329746287402</text:p>
          </table:table-cell>
          <table:table-cell office:value-type="float" office:value="0.94255026391169">
            <text:p>0.94255026391169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459">
            <text:p>N-24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39">
            <text:p>-4.039</text:p>
          </table:table-cell>
          <table:table-cell office:value-type="float" office:value="0.9340883255881103">
            <text:p>0.9340883255881103</text:p>
          </table:table-cell>
          <table:table-cell office:value-type="float" office:value="0.9646890690787363">
            <text:p>0.964689069078736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3">
            <text:p>N-266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60.0">
            <text:p>3560.0</text:p>
          </table:table-cell>
          <table:table-cell office:value-type="float" office:value="90.0">
            <text:p>9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088000000000001">
            <text:p>-5.088000000000001</text:p>
          </table:table-cell>
          <table:table-cell office:value-type="float" office:value="0.903052600904289">
            <text:p>0.903052600904289</text:p>
          </table:table-cell>
          <table:table-cell office:value-type="float" office:value="0.9332438052299076">
            <text:p>0.9332438052299076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4">
            <text:p>N-266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85.0">
            <text:p>85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096">
            <text:p>-5.096</text:p>
          </table:table-cell>
          <table:table-cell office:value-type="float" office:value="0.8815191432975237">
            <text:p>0.8815191432975237</text:p>
          </table:table-cell>
          <table:table-cell office:value-type="float" office:value="0.9097252332435325">
            <text:p>0.909725233243532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5">
            <text:p>N-26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70.0">
            <text:p>287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01">
            <text:p>-5.601</text:p>
          </table:table-cell>
          <table:table-cell office:value-type="float" office:value="0.8113698293626644">
            <text:p>0.8113698293626644</text:p>
          </table:table-cell>
          <table:table-cell office:value-type="float" office:value="0.8368040391871918">
            <text:p>0.836804039187191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666">
            <text:p>N-26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110.0">
            <text:p>2110.0</text:p>
          </table:table-cell>
          <table:table-cell office:value-type="float" office:value="80.0">
            <text:p>80.0</text:p>
          </table:table-cell>
          <table:table-cell office:value-type="string" office:value="coral">
            <text:p>cora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53">
            <text:p>-4.053</text:p>
          </table:table-cell>
          <table:table-cell office:value-type="float" office:value="0.752973439106586">
            <text:p>0.752973439106586</text:p>
          </table:table-cell>
          <table:table-cell office:value-type="float" office:value="0.7771904528492355">
            <text:p>0.777190452849235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3">
            <text:p>N-27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40.0">
            <text:p>384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032000000000001">
            <text:p>-3.032000000000001</text:p>
          </table:table-cell>
          <table:table-cell office:value-type="float" office:value="0.9264987857520386">
            <text:p>0.9264987857520386</text:p>
          </table:table-cell>
          <table:table-cell office:value-type="float" office:value="0.9570036572552888">
            <text:p>0.957003657255288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-2724">
            <text:p>N-27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58">
            <text:p>-4.058</text:p>
          </table:table-cell>
          <table:table-cell office:value-type="float" office:value="0.7794895765820088">
            <text:p>0.7794895765820088</text:p>
          </table:table-cell>
          <table:table-cell office:value-type="float" office:value="0.804300938703915">
            <text:p>0.80430093870391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GA8625">
            <text:p>NGA86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56.0">
            <text:p>3356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388">
            <text:p>-5.6388</text:p>
          </table:table-cell>
          <table:table-cell office:value-type="float" office:value="0.5972964423131943">
            <text:p>0.5972964423131943</text:p>
          </table:table-cell>
          <table:table-cell office:value-type="float" office:value="0.6208167523512879">
            <text:p>0.620816752351287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5">
            <text:p>NZA1099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06.0">
            <text:p>7406.0</text:p>
          </table:table-cell>
          <table:table-cell office:value-type="float" office:value="60.0">
            <text:p>60.0</text:p>
          </table:table-cell>
          <table:table-cell office:value-type="string" office:value="Acropora hyacinthus">
            <text:p>Acropora hyacinthu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0.733799999999999">
            <text:p>-10.733799999999999</text:p>
          </table:table-cell>
          <table:table-cell office:value-type="float" office:value="1.0058435067146378">
            <text:p>1.0058435067146378</text:p>
          </table:table-cell>
          <table:table-cell office:value-type="float" office:value="1.0298145269901733">
            <text:p>1.029814526990173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0996">
            <text:p>NZA1099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77.0">
            <text:p>6977.0</text:p>
          </table:table-cell>
          <table:table-cell office:value-type="float" office:value="70.0">
            <text:p>7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7071000000000005">
            <text:p>-7.7071000000000005</text:p>
          </table:table-cell>
          <table:table-cell office:value-type="float" office:value="1.0069421482885688">
            <text:p>1.0069421482885688</text:p>
          </table:table-cell>
          <table:table-cell office:value-type="float" office:value="1.0349085418528534">
            <text:p>1.034908541852853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2">
            <text:p>NZA110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63.0">
            <text:p>5663.0</text:p>
          </table:table-cell>
          <table:table-cell office:value-type="float" office:value="60.0">
            <text:p>6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904900000000001">
            <text:p>-4.904900000000001</text:p>
          </table:table-cell>
          <table:table-cell office:value-type="float" office:value="0.8318041175661485">
            <text:p>0.8318041175661485</text:p>
          </table:table-cell>
          <table:table-cell office:value-type="float" office:value="0.8557619353535173">
            <text:p>0.8557619353535173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11003">
            <text:p>NZA110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87">
            <text:p>-3.487</text:p>
          </table:table-cell>
          <table:table-cell office:value-type="float" office:value="0.8684405563998024">
            <text:p>0.8684405563998024</text:p>
          </table:table-cell>
          <table:table-cell office:value-type="float" office:value="0.8963955600068527">
            <text:p>0.896395560006852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8">
            <text:p>NZA70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43.0">
            <text:p>2543.0</text:p>
          </table:table-cell>
          <table:table-cell office:value-type="float" office:value="62.0">
            <text:p>62.0</text:p>
          </table:table-cell>
          <table:table-cell office:value-type="string" office:value="Pocillopora damicornis">
            <text:p>Pocillopora damicorn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689">
            <text:p>-5.1689</text:p>
          </table:table-cell>
          <table:table-cell office:value-type="float" office:value="0.5294661556700286">
            <text:p>0.5294661556700286</text:p>
          </table:table-cell>
          <table:table-cell office:value-type="float" office:value="0.5541602746498524">
            <text:p>0.5541602746498524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7">
            <text:p>MI-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4800.0">
            <text:p>154800.0</text:p>
          </table:table-cell>
          <table:table-cell office:value-type="float" office:value="3200.0">
            <text:p>3200.0</text:p>
          </table:table-cell>
          <table:table-cell office:value-type="string" office:value="Acanthastrea Sp.">
            <text:p>Acant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3.04000000000002">
            <text:p>-153.04000000000002</text:p>
          </table:table-cell>
          <table:table-cell office:value-type="float" office:value="29.576909912970965">
            <text:p>29.576909912970965</text:p>
          </table:table-cell>
          <table:table-cell office:value-type="float" office:value="30.856208451460706">
            <text:p>30.85620845146070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19">
            <text:p>NZA70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612.0">
            <text:p>16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3676">
            <text:p>-3.3676</text:p>
          </table:table-cell>
          <table:table-cell office:value-type="float" office:value="0.43687069025055886">
            <text:p>0.43687069025055886</text:p>
          </table:table-cell>
          <table:table-cell office:value-type="float" office:value="0.4615164569113432">
            <text:p>0.461516456911343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6">
            <text:p>MI-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42700.0">
            <text:p>142700.0</text:p>
          </table:table-cell>
          <table:table-cell office:value-type="float" office:value="2900.0">
            <text:p>2900.0</text:p>
          </table:table-cell>
          <table:table-cell office:value-type="string" office:value="Pleisiastrea versiopora">
            <text:p>Pleisiastrea versi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8.20999999999998">
            <text:p>-128.20999999999998</text:p>
          </table:table-cell>
          <table:table-cell office:value-type="float" office:value="27.048491640015687">
            <text:p>27.048491640015687</text:p>
          </table:table-cell>
          <table:table-cell office:value-type="float" office:value="28.207731209723335">
            <text:p>28.207731209723335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0">
            <text:p>MI-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2100.0">
            <text:p>122100.0</text:p>
          </table:table-cell>
          <table:table-cell office:value-type="float" office:value="1900.0">
            <text:p>19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5.82999999999998">
            <text:p>-75.82999999999998</text:p>
          </table:table-cell>
          <table:table-cell office:value-type="float" office:value="20.59429289876202">
            <text:p>20.59429289876202</text:p>
          </table:table-cell>
          <table:table-cell office:value-type="float" office:value="21.353428296177626">
            <text:p>21.353428296177626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">
            <text:p>KS-5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Symphyllia">
            <text:p>Symphy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28999999999999">
            <text:p>-100.28999999999999</text:p>
          </table:table-cell>
          <table:table-cell office:value-type="float" office:value="8.806957476904254">
            <text:p>8.806957476904254</text:p>
          </table:table-cell>
          <table:table-cell office:value-type="float" office:value="9.12496027388612">
            <text:p>9.1249602738861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6 ">
            <text:p>KS-56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300.0">
            <text:p>523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5.78999999999999">
            <text:p>-85.78999999999999</text:p>
          </table:table-cell>
          <table:table-cell office:value-type="float" office:value="11.567735301259264">
            <text:p>11.567735301259264</text:p>
          </table:table-cell>
          <table:table-cell office:value-type="float" office:value="11.811642561472976">
            <text:p>11.81164256147297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7">
            <text:p>KS-5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10.0">
            <text:p>5310.0</text:p>
          </table:table-cell>
          <table:table-cell office:value-type="float" office:value="110.0">
            <text:p>110.0</text:p>
          </table:table-cell>
          <table:table-cell office:value-type="string" office:value="Acropora formosa">
            <text:p>Acropora formos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012999999999998">
            <text:p>-10.012999999999998</text:p>
          </table:table-cell>
          <table:table-cell office:value-type="float" office:value="1.0162307808760733">
            <text:p>1.0162307808760733</text:p>
          </table:table-cell>
          <table:table-cell office:value-type="float" office:value="1.0601797017487187">
            <text:p>1.060179701748718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8">
            <text:p>KS-5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2400.0">
            <text:p>524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52">
            <text:p>-98.52</text:p>
          </table:table-cell>
          <table:table-cell office:value-type="float" office:value="8.379880667408091">
            <text:p>8.379880667408091</text:p>
          </table:table-cell>
          <table:table-cell office:value-type="float" office:value="8.657944328765325">
            <text:p>8.65794432876532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9">
            <text:p>KS-5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90.0">
            <text:p>2590.0</text:p>
          </table:table-cell>
          <table:table-cell office:value-type="float" office:value="70.0">
            <text:p>7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157">
            <text:p>-5.157</text:p>
          </table:table-cell>
          <table:table-cell office:value-type="float" office:value="0.5692003162332213">
            <text:p>0.5692003162332213</text:p>
          </table:table-cell>
          <table:table-cell office:value-type="float" office:value="0.5970971445250762">
            <text:p>0.597097144525076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">
            <text:p>KS-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Symphillia">
            <text:p>Symphill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22">
            <text:p>-114.22</text:p>
          </table:table-cell>
          <table:table-cell office:value-type="float" office:value="9.711621903678084">
            <text:p>9.711621903678084</text:p>
          </table:table-cell>
          <table:table-cell office:value-type="float" office:value="10.029975074744693">
            <text:p>10.02997507474469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0 ">
            <text:p>KS-6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400.0">
            <text:p>61400.0</text:p>
          </table:table-cell>
          <table:table-cell office:value-type="float" office:value="800.0">
            <text:p>800.0</text:p>
          </table:table-cell>
          <table:table-cell office:value-type="string" office:value="Oulophyllia crispa    ">
            <text:p>Oulophyllia crispa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1.72">
            <text:p>-111.72</text:p>
          </table:table-cell>
          <table:table-cell office:value-type="float" office:value="10.028240124767652">
            <text:p>10.028240124767652</text:p>
          </table:table-cell>
          <table:table-cell office:value-type="float" office:value="10.336846714545002">
            <text:p>10.33684671454500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1">
            <text:p>KS-6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50.0">
            <text:p>4650.0</text:p>
          </table:table-cell>
          <table:table-cell office:value-type="float" office:value="100.0">
            <text:p>10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995000000000001">
            <text:p>-9.995000000000001</text:p>
          </table:table-cell>
          <table:table-cell office:value-type="float" office:value="0.9063801630662482">
            <text:p>0.9063801630662482</text:p>
          </table:table-cell>
          <table:table-cell office:value-type="float" office:value="0.9463218268644115">
            <text:p>0.9463218268644115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65">
            <text:p>KS-6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90.0">
            <text:p>3090.0</text:p>
          </table:table-cell>
          <table:table-cell office:value-type="float" office:value="70.0">
            <text:p>7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07">
            <text:p>-5.007</text:p>
          </table:table-cell>
          <table:table-cell office:value-type="float" office:value="0.6190226167112143">
            <text:p>0.6190226167112143</text:p>
          </table:table-cell>
          <table:table-cell office:value-type="float" office:value="0.6469350817508658">
            <text:p>0.6469350817508658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1">
            <text:p>MI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400.0">
            <text:p>439400.0</text:p>
          </table:table-cell>
          <table:table-cell office:value-type="float" office:value="31850.0">
            <text:p>3185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68.62">
            <text:p>-968.62</text:p>
          </table:table-cell>
          <table:table-cell office:value-type="float" office:value="184.0827161903039">
            <text:p>184.0827161903039</text:p>
          </table:table-cell>
          <table:table-cell office:value-type="float" office:value="196.82254037584195">
            <text:p>196.8225403758419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3">
            <text:p>MI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0.0">
            <text:p>56700.0</text:p>
          </table:table-cell>
          <table:table-cell office:value-type="float" office:value="1100.0">
            <text:p>11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0.41">
            <text:p>-110.41</text:p>
          </table:table-cell>
          <table:table-cell office:value-type="float" office:value="10.557466552161072">
            <text:p>10.557466552161072</text:p>
          </table:table-cell>
          <table:table-cell office:value-type="float" office:value="10.995567288685006">
            <text:p>10.99556728868500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4">
            <text:p>MI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400.0">
            <text:p>634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7.82">
            <text:p>-127.82</text:p>
          </table:table-cell>
          <table:table-cell office:value-type="float" office:value="9.910580205013211">
            <text:p>9.910580205013211</text:p>
          </table:table-cell>
          <table:table-cell office:value-type="float" office:value="10.228997995893836">
            <text:p>10.22899799589383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5">
            <text:p>MI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6100.0">
            <text:p>76100.0</text:p>
          </table:table-cell>
          <table:table-cell office:value-type="float" office:value="1000.0">
            <text:p>10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5.03">
            <text:p>-135.03</text:p>
          </table:table-cell>
          <table:table-cell office:value-type="float" office:value="12.051560064987429">
            <text:p>12.051560064987429</text:p>
          </table:table-cell>
          <table:table-cell office:value-type="float" office:value="12.450224897567109">
            <text:p>12.45022489756710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6">
            <text:p>MI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7200.0">
            <text:p>77200.0</text:p>
          </table:table-cell>
          <table:table-cell office:value-type="float" office:value="1100.0">
            <text:p>11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7.56">
            <text:p>-137.56</text:p>
          </table:table-cell>
          <table:table-cell office:value-type="float" office:value="12.599746029186464">
            <text:p>12.599746029186464</text:p>
          </table:table-cell>
          <table:table-cell office:value-type="float" office:value="13.03840481040527">
            <text:p>13.0384048104052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09">
            <text:p>MI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00.0">
            <text:p>599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7.77000000000001">
            <text:p>-117.77000000000001</text:p>
          </table:table-cell>
          <table:table-cell office:value-type="float" office:value="9.562431699102474">
            <text:p>9.562431699102474</text:p>
          </table:table-cell>
          <table:table-cell office:value-type="float" office:value="9.88073377841948">
            <text:p>9.8807337784194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0">
            <text:p>MI-1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3900.0">
            <text:p>939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5.97">
            <text:p>-175.97</text:p>
          </table:table-cell>
          <table:table-cell office:value-type="float" office:value="15.582121164976208">
            <text:p>15.582121164976208</text:p>
          </table:table-cell>
          <table:table-cell office:value-type="float" office:value="16.141006783964855">
            <text:p>16.14100678396485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1">
            <text:p>MI-1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300.0">
            <text:p>59300.0</text:p>
          </table:table-cell>
          <table:table-cell office:value-type="float" office:value="1400.0">
            <text:p>14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8.38999999999999">
            <text:p>-118.38999999999999</text:p>
          </table:table-cell>
          <table:table-cell office:value-type="float" office:value="12.131285999431363">
            <text:p>12.131285999431363</text:p>
          </table:table-cell>
          <table:table-cell office:value-type="float" office:value="12.689464133681932">
            <text:p>12.68946413368193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3">
            <text:p>MI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0.0">
            <text:p>61500.0</text:p>
          </table:table-cell>
          <table:table-cell office:value-type="float" office:value="800.0">
            <text:p>800.0</text:p>
          </table:table-cell>
          <table:table-cell office:value-type="string" office:value="T. Geoffroyi">
            <text:p>T. Geoffroyi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3.44999999999999">
            <text:p>-123.44999999999999</text:p>
          </table:table-cell>
          <table:table-cell office:value-type="float" office:value="9.72156880343907">
            <text:p>9.72156880343907</text:p>
          </table:table-cell>
          <table:table-cell office:value-type="float" office:value="10.039925298526887">
            <text:p>10.03992529852688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4">
            <text:p>MI-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8900.0">
            <text:p>88900.0</text:p>
          </table:table-cell>
          <table:table-cell office:value-type="float" office:value="1300.0">
            <text:p>13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4.47">
            <text:p>-164.47</text:p>
          </table:table-cell>
          <table:table-cell office:value-type="float" office:value="14.644183145535964">
            <text:p>14.644183145535964</text:p>
          </table:table-cell>
          <table:table-cell office:value-type="float" office:value="15.163010914722705">
            <text:p>15.16301091472270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6">
            <text:p>MI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87600.0">
            <text:p>87600.0</text:p>
          </table:table-cell>
          <table:table-cell office:value-type="float" office:value="1400.0">
            <text:p>1400.0</text:p>
          </table:table-cell>
          <table:table-cell office:value-type="string" office:value="F. Rubrum">
            <text:p>F. Rubr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61.48">
            <text:p>-161.48</text:p>
          </table:table-cell>
          <table:table-cell office:value-type="float" office:value="14.953474512634166">
            <text:p>14.953474512634166</text:p>
          </table:table-cell>
          <table:table-cell office:value-type="float" office:value="15.51226611427227">
            <text:p>15.5122661142722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17">
            <text:p>MI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97700.0">
            <text:p>97700.0</text:p>
          </table:table-cell>
          <table:table-cell office:value-type="float" office:value="1500.0">
            <text:p>150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710000000000008">
            <text:p>-29.710000000000008</text:p>
          </table:table-cell>
          <table:table-cell office:value-type="float" office:value="16.40051523580891">
            <text:p>16.40051523580891</text:p>
          </table:table-cell>
          <table:table-cell office:value-type="float" office:value="16.99943822601203">
            <text:p>16.99943822601203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MI-22">
            <text:p>MI-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500.0">
            <text:p>104500.0</text:p>
          </table:table-cell>
          <table:table-cell office:value-type="float" office:value="1500.0">
            <text:p>1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5.349999999999994">
            <text:p>-45.349999999999994</text:p>
          </table:table-cell>
          <table:table-cell office:value-type="float" office:value="17.079300336957584">
            <text:p>17.079300336957584</text:p>
          </table:table-cell>
          <table:table-cell office:value-type="float" office:value="17.678305914312045">
            <text:p>17.678305914312045</text:p>
          </table:table-cell>
          <table:table-cell office:value-type="string" office:value="InagakiOmura2006">
            <text:p>InagakiOmura200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5">
            <text:p>KS-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000.0">
            <text:p>700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100000000000001">
            <text:p>-10.100000000000001</text:p>
          </table:table-cell>
          <table:table-cell office:value-type="float" office:value="1.2290174937729728">
            <text:p>1.2290174937729728</text:p>
          </table:table-cell>
          <table:table-cell office:value-type="float" office:value="1.2769792480694393">
            <text:p>1.276979248069439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0">
            <text:p>NZA702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33.0">
            <text:p>3033.0</text:p>
          </table:table-cell>
          <table:table-cell office:value-type="float" office:value="65.0">
            <text:p>65.0</text:p>
          </table:table-cell>
          <table:table-cell office:value-type="string" office:value="Acropora palifera">
            <text:p>Acropora pal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4059">
            <text:p>-5.4059</text:p>
          </table:table-cell>
          <table:table-cell office:value-type="float" office:value="0.5914173568639998">
            <text:p>0.5914173568639998</text:p>
          </table:table-cell>
          <table:table-cell office:value-type="float" office:value="0.6173281866236139">
            <text:p>0.6173281866236139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2">
            <text:p>NZA70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59.0">
            <text:p>4259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6257">
            <text:p>-6.6257</text:p>
          </table:table-cell>
          <table:table-cell office:value-type="float" office:value="0.69609804625498">
            <text:p>0.69609804625498</text:p>
          </table:table-cell>
          <table:table-cell office:value-type="float" office:value="0.7204371520125802">
            <text:p>0.720437152012580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2a">
            <text:p>TH-13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35.0">
            <text:p>5035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0805">
            <text:p>-9.0805</text:p>
          </table:table-cell>
          <table:table-cell office:value-type="float" office:value="1.3272792660175172">
            <text:p>1.3272792660175172</text:p>
          </table:table-cell>
          <table:table-cell office:value-type="float" office:value="1.388639712092376">
            <text:p>1.38863971209237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3">
            <text:p>TH-1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354">
            <text:p>-4.354</text:p>
          </table:table-cell>
          <table:table-cell office:value-type="float" office:value="1.1305733058939604">
            <text:p>1.1305733058939604</text:p>
          </table:table-cell>
          <table:table-cell office:value-type="float" office:value="1.1810588469674137">
            <text:p>1.181058846967413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4">
            <text:p>TH-1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90.0">
            <text:p>369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237">
            <text:p>-8.237</text:p>
          </table:table-cell>
          <table:table-cell office:value-type="float" office:value="1.1046379497373784">
            <text:p>1.1046379497373784</text:p>
          </table:table-cell>
          <table:table-cell office:value-type="float" office:value="1.1548510726496284">
            <text:p>1.154851072649628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5">
            <text:p>TH-1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80.0">
            <text:p>378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93999999999999">
            <text:p>-6.093999999999999</text:p>
          </table:table-cell>
          <table:table-cell office:value-type="float" office:value="1.1126706610673258">
            <text:p>1.1126706610673258</text:p>
          </table:table-cell>
          <table:table-cell office:value-type="float" office:value="1.1629703349613014">
            <text:p>1.162970334961301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6">
            <text:p>TH-1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210.0">
            <text:p>2210.0</text:p>
          </table:table-cell>
          <table:table-cell office:value-type="float" office:value="120.0">
            <text:p>12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83">
            <text:p>-4.583</text:p>
          </table:table-cell>
          <table:table-cell office:value-type="float" office:value="0.9005559394063201">
            <text:p>0.9005559394063201</text:p>
          </table:table-cell>
          <table:table-cell office:value-type="float" office:value="0.940855461800589">
            <text:p>0.94085546180058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7">
            <text:p>TH-1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700.0">
            <text:p>1700.0</text:p>
          </table:table-cell>
          <table:table-cell office:value-type="float" office:value="115.0">
            <text:p>115.0</text:p>
          </table:table-cell>
          <table:table-cell office:value-type="string" office:value="Porites sp.">
            <text:p>Por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5100000000000002">
            <text:p>-2.5100000000000002</text:p>
          </table:table-cell>
          <table:table-cell office:value-type="float" office:value="0.8408186486989928">
            <text:p>0.8408186486989928</text:p>
          </table:table-cell>
          <table:table-cell office:value-type="float" office:value="0.8782277608912162">
            <text:p>0.878227760891216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8">
            <text:p>TH-1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550.0">
            <text:p>155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865">
            <text:p>-2.865</text:p>
          </table:table-cell>
          <table:table-cell office:value-type="float" office:value="0.8113698293626651">
            <text:p>0.8113698293626651</text:p>
          </table:table-cell>
          <table:table-cell office:value-type="float" office:value="0.8464567325032027">
            <text:p>0.8464567325032027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9">
            <text:p>TH-1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5.0">
            <text:p>5135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0.410499999999999">
            <text:p>-10.410499999999999</text:p>
          </table:table-cell>
          <table:table-cell office:value-type="float" office:value="1.316171056512032">
            <text:p>1.316171056512032</text:p>
          </table:table-cell>
          <table:table-cell office:value-type="float" office:value="1.3755879651988812">
            <text:p>1.375587965198881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0a">
            <text:p>TH-140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30.0">
            <text:p>5330.0</text:p>
          </table:table-cell>
          <table:table-cell office:value-type="float" office:value="165.0">
            <text:p>16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1.059000000000001">
            <text:p>-11.059000000000001</text:p>
          </table:table-cell>
          <table:table-cell office:value-type="float" office:value="1.3546516157300375">
            <text:p>1.3546516157300375</text:p>
          </table:table-cell>
          <table:table-cell office:value-type="float" office:value="1.4162009038268542">
            <text:p>1.416200903826854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1">
            <text:p>TH-1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90.0">
            <text:p>4390.0</text:p>
          </table:table-cell>
          <table:table-cell office:value-type="float" office:value="150.0">
            <text:p>15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96999999999999">
            <text:p>-5.196999999999999</text:p>
          </table:table-cell>
          <table:table-cell office:value-type="float" office:value="1.207394301792085">
            <text:p>1.207394301792085</text:p>
          </table:table-cell>
          <table:table-cell office:value-type="float" office:value="1.2622523519486892">
            <text:p>1.2622523519486892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2a">
            <text:p>TH-142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60.0">
            <text:p>5060.0</text:p>
          </table:table-cell>
          <table:table-cell office:value-type="float" office:value="160.0">
            <text:p>16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338">
            <text:p>-7.338</text:p>
          </table:table-cell>
          <table:table-cell office:value-type="float" office:value="1.3092364186807506">
            <text:p>1.3092364186807506</text:p>
          </table:table-cell>
          <table:table-cell office:value-type="float" office:value="1.3686036679769624">
            <text:p>1.368603667976962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3">
            <text:p>TH-1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05.0">
            <text:p>6005.0</text:p>
          </table:table-cell>
          <table:table-cell office:value-type="float" office:value="175.0">
            <text:p>17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9115">
            <text:p>-8.9115</text:p>
          </table:table-cell>
          <table:table-cell office:value-type="float" office:value="1.4588592289868134">
            <text:p>1.4588592289868134</text:p>
          </table:table-cell>
          <table:table-cell office:value-type="float" office:value="1.5248082666355123">
            <text:p>1.5248082666355123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44">
            <text:p>TH-1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65.0">
            <text:p>6065.0</text:p>
          </table:table-cell>
          <table:table-cell office:value-type="float" office:value="175.0">
            <text:p>175.0</text:p>
          </table:table-cell>
          <table:table-cell office:value-type="string" office:value="Acropora humilis">
            <text:p>Acropora humilis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49500000000001">
            <text:p>-5.749500000000001</text:p>
          </table:table-cell>
          <table:table-cell office:value-type="float" office:value="1.4644972686898396">
            <text:p>1.4644972686898396</text:p>
          </table:table-cell>
          <table:table-cell office:value-type="float" office:value="1.5304777848763425">
            <text:p>1.530477784876342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79">
            <text:p>TH-17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865.0">
            <text:p>1865.0</text:p>
          </table:table-cell>
          <table:table-cell office:value-type="float" office:value="95.0">
            <text:p>9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5895">
            <text:p>-3.5895</text:p>
          </table:table-cell>
          <table:table-cell office:value-type="float" office:value="0.6065642999715692">
            <text:p>0.6065642999715692</text:p>
          </table:table-cell>
          <table:table-cell office:value-type="float" office:value="0.6444425885988595">
            <text:p>0.644442588598859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0">
            <text:p>TH-18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00.0">
            <text:p>2700.0</text:p>
          </table:table-cell>
          <table:table-cell office:value-type="float" office:value="105.0">
            <text:p>10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71">
            <text:p>-3.71</text:p>
          </table:table-cell>
          <table:table-cell office:value-type="float" office:value="0.7337056630556963">
            <text:p>0.7337056630556963</text:p>
          </table:table-cell>
          <table:table-cell office:value-type="float" office:value="0.7756133057136131">
            <text:p>0.775613305713613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81">
            <text:p>TH-18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35.0">
            <text:p>5635.0</text:p>
          </table:table-cell>
          <table:table-cell office:value-type="float" office:value="135.0">
            <text:p>13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0.9605">
            <text:p>-10.9605</text:p>
          </table:table-cell>
          <table:table-cell office:value-type="float" office:value="1.2608751920788979">
            <text:p>1.2608751920788979</text:p>
          </table:table-cell>
          <table:table-cell office:value-type="float" office:value="1.3106228481145894">
            <text:p>1.3106228481145894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1">
            <text:p>T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30.0">
            <text:p>3130.0</text:p>
          </table:table-cell>
          <table:table-cell office:value-type="float" office:value="80.0">
            <text:p>8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5489999999999995">
            <text:p>-6.5489999999999995</text:p>
          </table:table-cell>
          <table:table-cell office:value-type="float" office:value="0.6668770501374289">
            <text:p>0.6668770501374289</text:p>
          </table:table-cell>
          <table:table-cell office:value-type="float" office:value="0.6987910989702136">
            <text:p>0.698791098970213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2">
            <text:p>T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920.0">
            <text:p>2920.0</text:p>
          </table:table-cell>
          <table:table-cell office:value-type="float" office:value="70.0">
            <text:p>7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876">
            <text:p>-4.876</text:p>
          </table:table-cell>
          <table:table-cell office:value-type="float" office:value="0.6020797289396145">
            <text:p>0.6020797289396145</text:p>
          </table:table-cell>
          <table:table-cell office:value-type="float" office:value="0.6299873014593222">
            <text:p>0.629987301459322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3">
            <text:p>T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570.0">
            <text:p>2570.0</text:p>
          </table:table-cell>
          <table:table-cell office:value-type="float" office:value="60.0">
            <text:p>6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911">
            <text:p>-4.911</text:p>
          </table:table-cell>
          <table:table-cell office:value-type="float" office:value="0.523393733244867">
            <text:p>0.523393733244867</text:p>
          </table:table-cell>
          <table:table-cell office:value-type="float" office:value="0.5472887720390397">
            <text:p>0.547288772039039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4">
            <text:p>T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50.0">
            <text:p>3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9350000000000005">
            <text:p>-6.9350000000000005</text:p>
          </table:table-cell>
          <table:table-cell office:value-type="float" office:value="0.7386941180217966">
            <text:p>0.7386941180217966</text:p>
          </table:table-cell>
          <table:table-cell office:value-type="float" office:value="0.7706237733161347">
            <text:p>0.770623773316134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5">
            <text:p>T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190.0">
            <text:p>71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17">
            <text:p>-12.517</text:p>
          </table:table-cell>
          <table:table-cell office:value-type="float" office:value="1.2919678788576736">
            <text:p>1.2919678788576736</text:p>
          </table:table-cell>
          <table:table-cell office:value-type="float" office:value="1.3439304297470163">
            <text:p>1.343930429747016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1">
            <text:p>TH-1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85.0">
            <text:p>4585.0</text:p>
          </table:table-cell>
          <table:table-cell office:value-type="float" office:value="155.0">
            <text:p>15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455000000000005">
            <text:p>-6.0455000000000005</text:p>
          </table:table-cell>
          <table:table-cell office:value-type="float" office:value="1.245287215866283">
            <text:p>1.245287215866283</text:p>
          </table:table-cell>
          <table:table-cell office:value-type="float" office:value="1.3023080472760649">
            <text:p>1.3023080472760649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1">
            <text:p>NZA70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68.0">
            <text:p>3268.0</text:p>
          </table:table-cell>
          <table:table-cell office:value-type="float" office:value="61.0">
            <text:p>61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3064">
            <text:p>-5.3064</text:p>
          </table:table-cell>
          <table:table-cell office:value-type="float" office:value="0.5972964423131943">
            <text:p>0.5972964423131943</text:p>
          </table:table-cell>
          <table:table-cell office:value-type="float" office:value="0.6216141568529461">
            <text:p>0.6216141568529461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30">
            <text:p>TH-1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4545">
            <text:p>-9.4545</text:p>
          </table:table-cell>
          <table:table-cell office:value-type="float" office:value="1.5389867608267442">
            <text:p>1.5389867608267442</text:p>
          </table:table-cell>
          <table:table-cell office:value-type="float" office:value="1.609152028243446">
            <text:p>1.609152028243446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8">
            <text:p>TH-12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.0">
            <text:p>6370.0</text:p>
          </table:table-cell>
          <table:table-cell office:value-type="float" office:value="190.0">
            <text:p>190.0</text:p>
          </table:table-cell>
          <table:table-cell office:value-type="string" office:value="Acropora sp.">
            <text:p>Acro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51">
            <text:p>-5.651</text:p>
          </table:table-cell>
          <table:table-cell office:value-type="float" office:value="1.5555478134727962">
            <text:p>1.5555478134727962</text:p>
          </table:table-cell>
          <table:table-cell office:value-type="float" office:value="1.6276980678246191">
            <text:p>1.6276980678246191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3">
            <text:p>NZA702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12.0">
            <text:p>3812.0</text:p>
          </table:table-cell>
          <table:table-cell office:value-type="float" office:value="62.0">
            <text:p>62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5576">
            <text:p>-4.5576</text:p>
          </table:table-cell>
          <table:table-cell office:value-type="float" office:value="0.6559085302082904">
            <text:p>0.6559085302082904</text:p>
          </table:table-cell>
          <table:table-cell office:value-type="float" office:value="0.6806389938873607">
            <text:p>0.680638993887360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4">
            <text:p>NZA702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98.0">
            <text:p>5898.0</text:p>
          </table:table-cell>
          <table:table-cell office:value-type="float" office:value="69.0">
            <text:p>69.0</text:p>
          </table:table-cell>
          <table:table-cell office:value-type="string" office:value="Acropora gemmifera">
            <text:p>Acropora gemm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6454">
            <text:p>-9.6454</text:p>
          </table:table-cell>
          <table:table-cell office:value-type="float" office:value="0.894798055429268">
            <text:p>0.894798055429268</text:p>
          </table:table-cell>
          <table:table-cell office:value-type="float" office:value="0.9223562218579087">
            <text:p>0.922356221857908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5">
            <text:p>NZA702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70.0">
            <text:p>5670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791">
            <text:p>-8.791</text:p>
          </table:table-cell>
          <table:table-cell office:value-type="float" office:value="0.8412871329100431">
            <text:p>0.8412871329100431</text:p>
          </table:table-cell>
          <table:table-cell office:value-type="float" office:value="0.8660445485077518">
            <text:p>0.8660445485077518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6">
            <text:p>NZA70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886.0">
            <text:p>4886.0</text:p>
          </table:table-cell>
          <table:table-cell office:value-type="float" office:value="62.0">
            <text:p>62.0</text:p>
          </table:table-cell>
          <table:table-cell office:value-type="string" office:value="Acropora formosa">
            <text:p>Acropora formos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8.6378">
            <text:p>-8.6378</text:p>
          </table:table-cell>
          <table:table-cell office:value-type="float" office:value="0.763039946529669">
            <text:p>0.763039946529669</text:p>
          </table:table-cell>
          <table:table-cell office:value-type="float" office:value="0.7877883218225556">
            <text:p>0.7877883218225556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7027">
            <text:p>NZA70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92.0">
            <text:p>5992.0</text:p>
          </table:table-cell>
          <table:table-cell office:value-type="float" office:value="62.0">
            <text:p>62.0</text:p>
          </table:table-cell>
          <table:table-cell office:value-type="string" office:value="Acropora robusta">
            <text:p>Acropora robust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1.5216">
            <text:p>-11.5216</text:p>
          </table:table-cell>
          <table:table-cell office:value-type="float" office:value="0.8734323099130217">
            <text:p>0.8734323099130217</text:p>
          </table:table-cell>
          <table:table-cell office:value-type="float" office:value="0.8981927632752327">
            <text:p>0.898192763275232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3a">
            <text:p>NZA8623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70.0">
            <text:p>6270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440999999999999">
            <text:p>-5.440999999999999</text:p>
          </table:table-cell>
          <table:table-cell office:value-type="float" office:value="0.888008761218039">
            <text:p>0.888008761218039</text:p>
          </table:table-cell>
          <table:table-cell office:value-type="float" office:value="0.9115722900571295">
            <text:p>0.911572290057129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4a">
            <text:p>NZA8624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16.0">
            <text:p>6416.0</text:p>
          </table:table-cell>
          <table:table-cell office:value-type="float" office:value="71.0">
            <text:p>7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268">
            <text:p>-6.0268</text:p>
          </table:table-cell>
          <table:table-cell office:value-type="float" office:value="0.9553093739726403">
            <text:p>0.9553093739726403</text:p>
          </table:table-cell>
          <table:table-cell office:value-type="float" office:value="0.9836715712065672">
            <text:p>0.9836715712065672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6">
            <text:p>NZA862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.0">
            <text:p>6240.0</text:p>
          </table:table-cell>
          <table:table-cell office:value-type="float" office:value="61.0">
            <text:p>61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232">
            <text:p>-7.232</text:p>
          </table:table-cell>
          <table:table-cell office:value-type="float" office:value="0.8937996196016199">
            <text:p>0.8937996196016199</text:p>
          </table:table-cell>
          <table:table-cell office:value-type="float" office:value="0.9181624257178005">
            <text:p>0.9181624257178005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NZA8627">
            <text:p>NZA862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9.0">
            <text:p>6529.0</text:p>
          </table:table-cell>
          <table:table-cell office:value-type="float" office:value="59.0">
            <text:p>59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4067">
            <text:p>-9.4067</text:p>
          </table:table-cell>
          <table:table-cell office:value-type="float" office:value="0.9138688363217133">
            <text:p>0.9138688363217133</text:p>
          </table:table-cell>
          <table:table-cell office:value-type="float" office:value="0.9374343763698837">
            <text:p>0.9374343763698837</text:p>
          </table:table-cell>
          <table:table-cell office:value-type="string" office:value="SugiharaEtal2003">
            <text:p>SugiharaEtal200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7">
            <text:p>OA0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2000.0">
            <text:p>42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6">
            <text:p>-68.6</text:p>
          </table:table-cell>
          <table:table-cell office:value-type="float" office:value="17.428711943227466">
            <text:p>17.428711943227466</text:p>
          </table:table-cell>
          <table:table-cell office:value-type="float" office:value="18.626862323000076">
            <text:p>18.626862323000076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38">
            <text:p>OA0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0.5">
            <text:p>-100.5</text:p>
          </table:table-cell>
          <table:table-cell office:value-type="float" office:value="14.33492239253495">
            <text:p>14.33492239253495</text:p>
          </table:table-cell>
          <table:table-cell office:value-type="float" office:value="15.133076356114767">
            <text:p>15.13307635611476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5">
            <text:p>OA0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8000.0">
            <text:p>38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.39999999999999">
            <text:p>-62.39999999999999</text:p>
          </table:table-cell>
          <table:table-cell office:value-type="float" office:value="12.639620247459948">
            <text:p>12.639620247459948</text:p>
          </table:table-cell>
          <table:table-cell office:value-type="float" office:value="13.437261625792665">
            <text:p>13.43726162579266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47">
            <text:p>OA0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31000.0">
            <text:p>131000.0</text:p>
          </table:table-cell>
          <table:table-cell office:value-type="float" office:value="2000.0">
            <text:p>2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1.3">
            <text:p>-131.3</text:p>
          </table:table-cell>
          <table:table-cell office:value-type="float" office:value="21.922819161777507">
            <text:p>21.922819161777507</text:p>
          </table:table-cell>
          <table:table-cell office:value-type="float" office:value="22.72201575564984">
            <text:p>22.72201575564984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0">
            <text:p>OA0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2">
            <text:p>-84.2</text:p>
          </table:table-cell>
          <table:table-cell office:value-type="float" office:value="14.235167719419398">
            <text:p>14.235167719419398</text:p>
          </table:table-cell>
          <table:table-cell office:value-type="float" office:value="15.033296378372894">
            <text:p>15.033296378372894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1">
            <text:p>OA0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000.0">
            <text:p>39000.0</text:p>
          </table:table-cell>
          <table:table-cell office:value-type="float" office:value="2000.0">
            <text:p>2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1.7">
            <text:p>-61.7</text:p>
          </table:table-cell>
          <table:table-cell office:value-type="float" office:value="12.739309243440166">
            <text:p>12.739309243440166</text:p>
          </table:table-cell>
          <table:table-cell office:value-type="float" office:value="13.53698637068087">
            <text:p>13.53698637068087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2">
            <text:p>OA0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000.0">
            <text:p>54000.0</text:p>
          </table:table-cell>
          <table:table-cell office:value-type="float" office:value="4000.0">
            <text:p>4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2">
            <text:p>-84.2</text:p>
          </table:table-cell>
          <table:table-cell office:value-type="float" office:value="23.021728866442675">
            <text:p>23.021728866442675</text:p>
          </table:table-cell>
          <table:table-cell office:value-type="float" office:value="24.620316813558656">
            <text:p>24.620316813558656</text:p>
          </table:table-cell>
          <table:table-cell office:value-type="string" office:value="OmuraEtal2000,OmuraKonishi1970">
            <text:p>OmuraEtal2000,OmuraKonishi197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55">
            <text:p>OA05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000.0">
            <text:p>43000.0</text:p>
          </table:table-cell>
          <table:table-cell office:value-type="float" office:value="3000.0">
            <text:p>30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1.89999999999999">
            <text:p>-71.89999999999999</text:p>
          </table:table-cell>
          <table:table-cell office:value-type="float" office:value="17.52854814295809">
            <text:p>17.52854814295809</text:p>
          </table:table-cell>
          <table:table-cell office:value-type="float" office:value="18.726718879718362">
            <text:p>18.726718879718362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3">
            <text:p>OA07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7000.0">
            <text:p>127000.0</text:p>
          </table:table-cell>
          <table:table-cell office:value-type="float" office:value="4500.0">
            <text:p>45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2.10000000000002">
            <text:p>-122.10000000000002</text:p>
          </table:table-cell>
          <table:table-cell office:value-type="float" office:value="32.515380975778214">
            <text:p>32.515380975778214</text:p>
          </table:table-cell>
          <table:table-cell office:value-type="float" office:value="34.31457416317441">
            <text:p>34.31457416317441</text:p>
          </table:table-cell>
          <table:table-cell office:value-type="string" office:value="InagakiOmura2006,KonishiEtal1974">
            <text:p>InagakiOmura2006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078">
            <text:p>OA07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2000.0">
            <text:p>2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5.0">
            <text:p>-65.0</text:p>
          </table:table-cell>
          <table:table-cell office:value-type="float" office:value="13.83618444514238">
            <text:p>13.83618444514238</text:p>
          </table:table-cell>
          <table:table-cell office:value-type="float" office:value="14.634206503941368">
            <text:p>14.63420650394136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1">
            <text:p>OA12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000.0">
            <text:p>50000.0</text:p>
          </table:table-cell>
          <table:table-cell office:value-type="float" office:value="3000.0">
            <text:p>30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5.0">
            <text:p>-105.0</text:p>
          </table:table-cell>
          <table:table-cell office:value-type="float" office:value="18.227451824103106">
            <text:p>18.227451824103106</text:p>
          </table:table-cell>
          <table:table-cell office:value-type="float" office:value="19.425756098540905">
            <text:p>19.425756098540905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OA122">
            <text:p>OA12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7.3">
            <text:p>-107.3</text:p>
          </table:table-cell>
          <table:table-cell office:value-type="float" office:value="13.935924798878608">
            <text:p>13.935924798878608</text:p>
          </table:table-cell>
          <table:table-cell office:value-type="float" office:value="14.733974345029928">
            <text:p>14.733974345029928</text:p>
          </table:table-cell>
          <table:table-cell office:value-type="string" office:value="OmuraEtal2000,KonishiEtal1974">
            <text:p>OmuraEtal2000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TH-129">
            <text:p>TH-12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.0">
            <text:p>6100.0</text:p>
          </table:table-cell>
          <table:table-cell office:value-type="float" office:value="180.0">
            <text:p>18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029999999999999">
            <text:p>-7.029999999999999</text:p>
          </table:table-cell>
          <table:table-cell office:value-type="float" office:value="1.4884905105508728">
            <text:p>1.4884905105508728</text:p>
          </table:table-cell>
          <table:table-cell office:value-type="float" office:value="1.5564947799462725">
            <text:p>1.5564947799462725</text:p>
          </table:table-cell>
          <table:table-cell office:value-type="string" office:value="SugiharaEtal2003,NakataEtal1978">
            <text:p>SugiharaEtal2003,Naka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6">
            <text:p>T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290.0">
            <text:p>729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.806999999999999">
            <text:p>-13.806999999999999</text:p>
          </table:table-cell>
          <table:table-cell office:value-type="float" office:value="1.3019604448676603">
            <text:p>1.3019604448676603</text:p>
          </table:table-cell>
          <table:table-cell office:value-type="float" office:value="1.3539235576649054">
            <text:p>1.3539235576649054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4">
            <text:p>KS-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500.0">
            <text:p>64500.0</text:p>
          </table:table-cell>
          <table:table-cell office:value-type="float" office:value="1000.0">
            <text:p>10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8.35">
            <text:p>-138.35</text:p>
          </table:table-cell>
          <table:table-cell office:value-type="float" office:value="10.895985499256131">
            <text:p>10.895985499256131</text:p>
          </table:table-cell>
          <table:table-cell office:value-type="float" office:value="11.294356998076518">
            <text:p>11.29435699807651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7">
            <text:p>KS-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60.0">
            <text:p>3960.0</text:p>
          </table:table-cell>
          <table:table-cell office:value-type="float" office:value="100.0">
            <text:p>10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638">
            <text:p>-6.638</text:p>
          </table:table-cell>
          <table:table-cell office:value-type="float" office:value="0.8374938805746586">
            <text:p>0.8374938805746586</text:p>
          </table:table-cell>
          <table:table-cell office:value-type="float" office:value="0.8774257803370032">
            <text:p>0.877425780337003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0">
            <text:p>AO49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900.0">
            <text:p>619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6.37">
            <text:p>-116.37</text:p>
          </table:table-cell>
          <table:table-cell office:value-type="float" office:value="9.323781421719419">
            <text:p>9.323781421719419</text:p>
          </table:table-cell>
          <table:table-cell office:value-type="float" office:value="9.602213286529292">
            <text:p>9.60221328652929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91">
            <text:p>AO4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900.0">
            <text:p>9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8.48">
            <text:p>-128.48</text:p>
          </table:table-cell>
          <table:table-cell office:value-type="float" office:value="10.766540762937712">
            <text:p>10.766540762937712</text:p>
          </table:table-cell>
          <table:table-cell office:value-type="float" office:value="11.125034831406131">
            <text:p>11.12503483140613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4">
            <text:p>AO51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600.0">
            <text:p>600.0</text:p>
          </table:table-cell>
          <table:table-cell office:value-type="string" office:value="Montastrea sp.">
            <text:p>Mont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53999999999999">
            <text:p>-89.53999999999999</text:p>
          </table:table-cell>
          <table:table-cell office:value-type="float" office:value="7.685336687484801">
            <text:p>7.685336687484801</text:p>
          </table:table-cell>
          <table:table-cell office:value-type="float" office:value="7.923357874032953">
            <text:p>7.92335787403295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5">
            <text:p>AO5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800.0">
            <text:p>46800.0</text:p>
          </table:table-cell>
          <table:table-cell office:value-type="float" office:value="500.0">
            <text:p>5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2.64">
            <text:p>-82.64</text:p>
          </table:table-cell>
          <table:table-cell office:value-type="float" office:value="6.952294585243058">
            <text:p>6.952294585243058</text:p>
          </table:table-cell>
          <table:table-cell office:value-type="float" office:value="7.1502727220715">
            <text:p>7.1502727220715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516">
            <text:p>AO5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700.0">
            <text:p>49700.0</text:p>
          </table:table-cell>
          <table:table-cell office:value-type="float" office:value="600.0">
            <text:p>6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31">
            <text:p>-89.31</text:p>
          </table:table-cell>
          <table:table-cell office:value-type="float" office:value="7.675421812512977">
            <text:p>7.675421812512977</text:p>
          </table:table-cell>
          <table:table-cell office:value-type="float" office:value="7.913437938089847">
            <text:p>7.913437938089847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6">
            <text:p>CK-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50.0">
            <text:p>3950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084999999999999">
            <text:p>-6.084999999999999</text:p>
          </table:table-cell>
          <table:table-cell office:value-type="float" office:value="1.0691234727570045">
            <text:p>1.0691234727570045</text:p>
          </table:table-cell>
          <table:table-cell office:value-type="float" office:value="1.1135640978408017">
            <text:p>1.1135640978408017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17">
            <text:p>CK-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930.0">
            <text:p>3930.0</text:p>
          </table:table-cell>
          <table:table-cell office:value-type="float" office:value="125.0">
            <text:p>12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39">
            <text:p>-4.039</text:p>
          </table:table-cell>
          <table:table-cell office:value-type="float" office:value="1.0673560792912546">
            <text:p>1.0673560792912546</text:p>
          </table:table-cell>
          <table:table-cell office:value-type="float" office:value="1.1117774057786913">
            <text:p>1.1117774057786913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CK-33">
            <text:p>CK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14.962">
            <text:p>-14.962</text:p>
          </table:table-cell>
          <table:table-cell office:value-type="float" office:value="1.4640273221494189">
            <text:p>1.4640273221494189</text:p>
          </table:table-cell>
          <table:table-cell office:value-type="float" office:value="1.5224467149953054">
            <text:p>1.5224467149953054</text:p>
          </table:table-cell>
          <table:table-cell office:value-type="string" office:value="SugiharaEtal2003,KonishiEtal1974">
            <text:p>SugiharaEtal2003,KonishiEtal197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4">
            <text:p>DT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7300.0">
            <text:p>47300.0</text:p>
          </table:table-cell>
          <table:table-cell office:value-type="float" office:value="700.0">
            <text:p>700.0</text:p>
          </table:table-cell>
          <table:table-cell office:value-type="string" office:value="Acropora">
            <text:p>Acro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78999999999999">
            <text:p>-90.78999999999999</text:p>
          </table:table-cell>
          <table:table-cell office:value-type="float" office:value="7.873760219869527">
            <text:p>7.873760219869527</text:p>
          </table:table-cell>
          <table:table-cell office:value-type="float" office:value="8.151570400849154">
            <text:p>8.15157040084915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5">
            <text:p>DT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700.0">
            <text:p>7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5.3">
            <text:p>-85.3</text:p>
          </table:table-cell>
          <table:table-cell office:value-type="float" office:value="8.240898009319123">
            <text:p>8.240898009319123</text:p>
          </table:table-cell>
          <table:table-cell office:value-type="float" office:value="8.518896642171443">
            <text:p>8.51889664217144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6">
            <text:p>DT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1300.0">
            <text:p>13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9.78999999999999">
            <text:p>-89.78999999999999</text:p>
          </table:table-cell>
          <table:table-cell office:value-type="float" office:value="12.490096076491954">
            <text:p>12.490096076491954</text:p>
          </table:table-cell>
          <table:table-cell office:value-type="float" office:value="13.008493379327215">
            <text:p>13.008493379327215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DT-07">
            <text:p>DT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800.0">
            <text:p>50800.0</text:p>
          </table:table-cell>
          <table:table-cell office:value-type="float" office:value="800.0">
            <text:p>8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84">
            <text:p>-84.84</text:p>
          </table:table-cell>
          <table:table-cell office:value-type="float" office:value="8.657944328765339">
            <text:p>8.657944328765339</text:p>
          </table:table-cell>
          <table:table-cell office:value-type="float" office:value="8.975878787060338">
            <text:p>8.97587878706033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2">
            <text:p>GaK-4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70.0">
            <text:p>4370.0</text:p>
          </table:table-cell>
          <table:table-cell office:value-type="float" office:value="130.0">
            <text:p>13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051">
            <text:p>-7.051</text:p>
          </table:table-cell>
          <table:table-cell office:value-type="float" office:value="1.126091026516063">
            <text:p>1.126091026516063</text:p>
          </table:table-cell>
          <table:table-cell office:value-type="float" office:value="1.1729113350974132">
            <text:p>1.1729113350974132</text:p>
          </table:table-cell>
          <table:table-cell office:value-type="string" office:value="OtaEtal1978">
            <text:p>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3">
            <text:p>GaK-45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740.0">
            <text:p>274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401999999999999">
            <text:p>-4.401999999999999</text:p>
          </table:table-cell>
          <table:table-cell office:value-type="float" office:value="0.8716627788313545">
            <text:p>0.8716627788313545</text:p>
          </table:table-cell>
          <table:table-cell office:value-type="float" office:value="1.4172212247916693">
            <text:p>1.4172212247916693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454">
            <text:p>GaK-4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30.0">
            <text:p>6630.0</text:p>
          </table:table-cell>
          <table:table-cell office:value-type="float" office:value="155.0">
            <text:p>155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9.249">
            <text:p>-9.249</text:p>
          </table:table-cell>
          <table:table-cell office:value-type="float" office:value="1.4349303118967127">
            <text:p>1.4349303118967127</text:p>
          </table:table-cell>
          <table:table-cell office:value-type="float" office:value="1.8492292989242831">
            <text:p>1.8492292989242831</text:p>
          </table:table-cell>
          <table:table-cell office:value-type="string" office:value="SugiharaEtal2003,MiiKigoshi1966">
            <text:p>SugiharaEtal2003,MiiKigoshi1966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5">
            <text:p>GaK-63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300.0">
            <text:p>2300.0</text:p>
          </table:table-cell>
          <table:table-cell office:value-type="float" office:value="90.0">
            <text:p>9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69">
            <text:p>-3.69</text:p>
          </table:table-cell>
          <table:table-cell office:value-type="float" office:value="0.8011716420343391">
            <text:p>0.8011716420343391</text:p>
          </table:table-cell>
          <table:table-cell office:value-type="float" office:value="0.8296047251552984">
            <text:p>0.829604725155298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316">
            <text:p>GaK-631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010.0">
            <text:p>3010.0</text:p>
          </table:table-cell>
          <table:table-cell office:value-type="float" office:value="150.0">
            <text:p>15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3.423">
            <text:p>-3.423</text:p>
          </table:table-cell>
          <table:table-cell office:value-type="float" office:value="1.0832917427913862">
            <text:p>1.0832917427913862</text:p>
          </table:table-cell>
          <table:table-cell office:value-type="float" office:value="1.1368557516237485">
            <text:p>1.136855751623748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39">
            <text:p>GaK-66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00.0">
            <text:p>3500.0</text:p>
          </table:table-cell>
          <table:table-cell office:value-type="float" office:value="110.0">
            <text:p>11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050000000000001">
            <text:p>-5.050000000000001</text:p>
          </table:table-cell>
          <table:table-cell office:value-type="float" office:value="0.9723970382513517">
            <text:p>0.9723970382513517</text:p>
          </table:table-cell>
          <table:table-cell office:value-type="float" office:value="1.01038804426814">
            <text:p>1.0103880442681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640">
            <text:p>GaK-664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.0">
            <text:p>5070.0</text:p>
          </table:table-cell>
          <table:table-cell office:value-type="float" office:value="140.0">
            <text:p>14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7.760999999999999">
            <text:p>-7.760999999999999</text:p>
          </table:table-cell>
          <table:table-cell office:value-type="float" office:value="1.2292798704932895">
            <text:p>1.2292798704932895</text:p>
          </table:table-cell>
          <table:table-cell office:value-type="float" office:value="1.2806408551971145">
            <text:p>1.2806408551971145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0">
            <text:p>GaK-673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520.0">
            <text:p>35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2.2960000000000003">
            <text:p>-2.2960000000000003</text:p>
          </table:table-cell>
          <table:table-cell office:value-type="float" office:value="1.0121264743103997">
            <text:p>1.0121264743103997</text:p>
          </table:table-cell>
          <table:table-cell office:value-type="float" office:value="1.0541271270582113">
            <text:p>1.054127127058211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1">
            <text:p>GaK-673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20.0">
            <text:p>5020.0</text:p>
          </table:table-cell>
          <table:table-cell office:value-type="float" office:value="120.0">
            <text:p>12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459999999999996">
            <text:p>-5.7459999999999996</text:p>
          </table:table-cell>
          <table:table-cell office:value-type="float" office:value="1.1449454135459902">
            <text:p>1.1449454135459902</text:p>
          </table:table-cell>
          <table:table-cell office:value-type="float" office:value="1.1883114069973404">
            <text:p>1.1883114069973404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9">
            <text:p>AO48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700.0">
            <text:p>50700.0</text:p>
          </table:table-cell>
          <table:table-cell office:value-type="float" office:value="600.0">
            <text:p>6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8.61">
            <text:p>-88.61</text:p>
          </table:table-cell>
          <table:table-cell office:value-type="float" office:value="7.774580374528255">
            <text:p>7.774580374528255</text:p>
          </table:table-cell>
          <table:table-cell office:value-type="float" office:value="8.01264625451541">
            <text:p>8.01264625451541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2">
            <text:p>GaK-67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270.0">
            <text:p>327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21">
            <text:p>-5.621</text:p>
          </table:table-cell>
          <table:table-cell office:value-type="float" office:value="0.9155812361554813">
            <text:p>0.9155812361554813</text:p>
          </table:table-cell>
          <table:table-cell office:value-type="float" office:value="0.9493413506215758">
            <text:p>0.9493413506215758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8">
            <text:p>AO4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100.0">
            <text:p>45100.0</text:p>
          </table:table-cell>
          <table:table-cell office:value-type="float" office:value="500.0">
            <text:p>500.0</text:p>
          </table:table-cell>
          <table:table-cell office:value-type="string" office:value="Galaxea sp.">
            <text:p>Galax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3.73">
            <text:p>-83.73</text:p>
          </table:table-cell>
          <table:table-cell office:value-type="float" office:value="6.784106426051991">
            <text:p>6.784106426051991</text:p>
          </table:table-cell>
          <table:table-cell office:value-type="float" office:value="6.98198395873263">
            <text:p>6.9819839587326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5">
            <text:p>AO48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900.0">
            <text:p>409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07">
            <text:p>-69.07</text:p>
          </table:table-cell>
          <table:table-cell office:value-type="float" office:value="6.3689952111773405">
            <text:p>6.3689952111773405</text:p>
          </table:table-cell>
          <table:table-cell office:value-type="float" office:value="6.56658967805968">
            <text:p>6.5665896780596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247">
            <text:p>A024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5000.0">
            <text:p>45000.0</text:p>
          </table:table-cell>
          <table:table-cell office:value-type="float" office:value="2000.0">
            <text:p>20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8.5">
            <text:p>-78.5</text:p>
          </table:table-cell>
          <table:table-cell office:value-type="float" office:value="13.337541002748592">
            <text:p>13.337541002748592</text:p>
          </table:table-cell>
          <table:table-cell office:value-type="float" office:value="14.135416513141728">
            <text:p>14.135416513141728</text:p>
          </table:table-cell>
          <table:table-cell office:value-type="string" office:value="OmuraEtal2000,Omura1988">
            <text:p>OmuraEtal2000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354">
            <text:p>A035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0400.0">
            <text:p>60400.0</text:p>
          </table:table-cell>
          <table:table-cell office:value-type="float" office:value="1600.0">
            <text:p>16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8.91999999999999">
            <text:p>-98.91999999999999</text:p>
          </table:table-cell>
          <table:table-cell office:value-type="float" office:value="13.118170604165794">
            <text:p>13.118170604165794</text:p>
          </table:table-cell>
          <table:table-cell office:value-type="float" office:value="13.756394876565588">
            <text:p>13.75639487656558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0446">
            <text:p>A04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100.0">
            <text:p>49100.0</text:p>
          </table:table-cell>
          <table:table-cell office:value-type="float" office:value="600.0">
            <text:p>6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4.92999999999999">
            <text:p>-94.92999999999999</text:p>
          </table:table-cell>
          <table:table-cell office:value-type="float" office:value="7.615937237136329">
            <text:p>7.615937237136329</text:p>
          </table:table-cell>
          <table:table-cell office:value-type="float" office:value="7.853922586835184">
            <text:p>7.853922586835184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09">
            <text:p>AO0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4000.0">
            <text:p>104000.0</text:p>
          </table:table-cell>
          <table:table-cell office:value-type="float" office:value="5500.0">
            <text:p>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9.19999999999999">
            <text:p>-59.19999999999999</text:p>
          </table:table-cell>
          <table:table-cell office:value-type="float" office:value="34.61444785057242">
            <text:p>34.61444785057242</text:p>
          </table:table-cell>
          <table:table-cell office:value-type="float" office:value="36.81358444922201">
            <text:p>36.81358444922201</text:p>
          </table:table-cell>
          <table:table-cell office:value-type="string" office:value="InagakiOmura2006,OmuraEtal1985">
            <text:p>InagakiOmura2006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88">
            <text:p>AO08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3000.0">
            <text:p>30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3">
            <text:p>-92.3</text:p>
          </table:table-cell>
          <table:table-cell office:value-type="float" office:value="18.327302038216096">
            <text:p>18.327302038216096</text:p>
          </table:table-cell>
          <table:table-cell office:value-type="float" office:value="19.52562418976662">
            <text:p>19.52562418976662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1">
            <text:p>AO09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000.0">
            <text:p>51000.0</text:p>
          </table:table-cell>
          <table:table-cell office:value-type="float" office:value="4000.0">
            <text:p>4000.0</text:p>
          </table:table-cell>
          <table:table-cell office:value-type="string" office:value="Goniastrea">
            <text:p>Gon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2.3">
            <text:p>-92.3</text:p>
          </table:table-cell>
          <table:table-cell office:value-type="float" office:value="22.72201575564984">
            <text:p>22.72201575564984</text:p>
          </table:table-cell>
          <table:table-cell office:value-type="float" office:value="24.32056742759099">
            <text:p>24.32056742759099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092">
            <text:p>AO09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4000.0">
            <text:p>4000.0</text:p>
          </table:table-cell>
          <table:table-cell office:value-type="string" office:value="Galaxea">
            <text:p>Galax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4.3">
            <text:p>-74.3</text:p>
          </table:table-cell>
          <table:table-cell office:value-type="float" office:value="21.723029254687283">
            <text:p>21.723029254687283</text:p>
          </table:table-cell>
          <table:table-cell office:value-type="float" office:value="23.321449354617734">
            <text:p>23.321449354617734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152">
            <text:p>AO15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0.0">
            <text:p>55000.0</text:p>
          </table:table-cell>
          <table:table-cell office:value-type="float" office:value="2000.0">
            <text:p>2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1.5">
            <text:p>-101.5</text:p>
          </table:table-cell>
          <table:table-cell office:value-type="float" office:value="14.33492239253495">
            <text:p>14.33492239253495</text:p>
          </table:table-cell>
          <table:table-cell office:value-type="float" office:value="15.133076356114767">
            <text:p>15.133076356114767</text:p>
          </table:table-cell>
          <table:table-cell office:value-type="string" office:value="OmuraEtal2000,OmuraEtal1985">
            <text:p>OmuraEtal2000,OmuraEtal198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39">
            <text:p>AO2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6000.0">
            <text:p>126000.0</text:p>
          </table:table-cell>
          <table:table-cell office:value-type="float" office:value="6000.0">
            <text:p>6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4.80000000000001">
            <text:p>-84.80000000000001</text:p>
          </table:table-cell>
          <table:table-cell office:value-type="float" office:value="39.01281840626232">
            <text:p>39.01281840626232</text:p>
          </table:table-cell>
          <table:table-cell office:value-type="float" office:value="41.412075533592834">
            <text:p>41.412075533592834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6">
            <text:p>AO2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03000.0">
            <text:p>103000.0</text:p>
          </table:table-cell>
          <table:table-cell office:value-type="float" office:value="4500.0">
            <text:p>45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6.900000000000006">
            <text:p>-56.900000000000006</text:p>
          </table:table-cell>
          <table:table-cell office:value-type="float" office:value="30.11660671456862">
            <text:p>30.11660671456862</text:p>
          </table:table-cell>
          <table:table-cell office:value-type="float" office:value="31.915670132397295">
            <text:p>31.915670132397295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48">
            <text:p>AO24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7000.0">
            <text:p>347000.0</text:p>
          </table:table-cell>
          <table:table-cell office:value-type="float" office:value="35500.0">
            <text:p>355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28.1">
            <text:p>-628.1</text:p>
          </table:table-cell>
          <table:table-cell office:value-type="float" office:value="190.90261915437407">
            <text:p>190.90261915437407</text:p>
          </table:table-cell>
          <table:table-cell office:value-type="float" office:value="205.10243782071427">
            <text:p>205.10243782071427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266">
            <text:p>AO26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121000.0">
            <text:p>121000.0</text:p>
          </table:table-cell>
          <table:table-cell office:value-type="float" office:value="4500.0">
            <text:p>4500.0</text:p>
          </table:table-cell>
          <table:table-cell office:value-type="string" office:value="Porites">
            <text:p>Por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8.30000000000001">
            <text:p>-78.30000000000001</text:p>
          </table:table-cell>
          <table:table-cell office:value-type="float" office:value="31.915670132397352">
            <text:p>31.915670132397352</text:p>
          </table:table-cell>
          <table:table-cell office:value-type="float" office:value="33.71483353065827">
            <text:p>33.71483353065827</text:p>
          </table:table-cell>
          <table:table-cell office:value-type="string" office:value="InagakiOmura2006,Omura1988">
            <text:p>InagakiOmura2006,Omura198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0">
            <text:p>AO35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8200.0">
            <text:p>58200.0</text:p>
          </table:table-cell>
          <table:table-cell office:value-type="float" office:value="1700.0">
            <text:p>1700.0</text:p>
          </table:table-cell>
          <table:table-cell office:value-type="string" office:value="Montipora">
            <text:p>Montipo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8.85999999999999">
            <text:p>-118.85999999999999</text:p>
          </table:table-cell>
          <table:table-cell office:value-type="float" office:value="13.337541002748578">
            <text:p>13.337541002748578</text:p>
          </table:table-cell>
          <table:table-cell office:value-type="float" office:value="14.01571974605656">
            <text:p>14.01571974605656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">
            <text:p>AO35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">
            <text:p>Cyph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94">
            <text:p>-90.94</text:p>
          </table:table-cell>
          <table:table-cell office:value-type="float" office:value="15.612059441342115">
            <text:p>15.612059441342115</text:p>
          </table:table-cell>
          <table:table-cell office:value-type="float" office:value="16.410496640869827">
            <text:p>16.410496640869827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351 ">
            <text:p>AO35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800.0">
            <text:p>67800.0</text:p>
          </table:table-cell>
          <table:table-cell office:value-type="float" office:value="2000.0">
            <text:p>2000.0</text:p>
          </table:table-cell>
          <table:table-cell office:value-type="string" office:value="Cyphastrea sp.        ">
            <text:p>Cyph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0.94">
            <text:p>-90.94</text:p>
          </table:table-cell>
          <table:table-cell office:value-type="float" office:value="15.612059441342115">
            <text:p>15.612059441342115</text:p>
          </table:table-cell>
          <table:table-cell office:value-type="float" office:value="16.410496640869827">
            <text:p>16.41049664086982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7">
            <text:p>AO41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60.0">
            <text:p>5560.0</text:p>
          </table:table-cell>
          <table:table-cell office:value-type="float" office:value="110.0">
            <text:p>11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558">
            <text:p>-9.558</text:p>
          </table:table-cell>
          <table:table-cell office:value-type="float" office:value="1.0412012293500224">
            <text:p>1.0412012293500224</text:p>
          </table:table-cell>
          <table:table-cell office:value-type="float" office:value="1.0851525238416926">
            <text:p>1.085152523841692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8">
            <text:p>AO41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850.0">
            <text:p>2850.0</text:p>
          </table:table-cell>
          <table:table-cell office:value-type="float" office:value="80.0">
            <text:p>8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5249999999999995">
            <text:p>-5.5249999999999995</text:p>
          </table:table-cell>
          <table:table-cell office:value-type="float" office:value="0.6389593101285868">
            <text:p>0.6389593101285868</text:p>
          </table:table-cell>
          <table:table-cell office:value-type="float" office:value="0.670865858424767">
            <text:p>0.670865858424767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19">
            <text:p>AO41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60.0">
            <text:p>6460.0</text:p>
          </table:table-cell>
          <table:table-cell office:value-type="float" office:value="130.0">
            <text:p>13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148">
            <text:p>-11.148</text:p>
          </table:table-cell>
          <table:table-cell office:value-type="float" office:value="1.2190258405792715">
            <text:p>1.2190258405792715</text:p>
          </table:table-cell>
          <table:table-cell office:value-type="float" office:value="1.270983870865401">
            <text:p>1.270983870865401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2">
            <text:p>AO43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728">
            <text:p>-8.728</text:p>
          </table:table-cell>
          <table:table-cell office:value-type="float" office:value="1.065174164162836">
            <text:p>1.065174164162836</text:p>
          </table:table-cell>
          <table:table-cell office:value-type="float" office:value="1.1131235331264902">
            <text:p>1.113123533126490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35">
            <text:p>AO4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.0">
            <text:p>5320.0</text:p>
          </table:table-cell>
          <table:table-cell office:value-type="float" office:value="110.0">
            <text:p>110.0</text:p>
          </table:table-cell>
          <table:table-cell office:value-type="string" office:value="Pavona minuta">
            <text:p>Pavona minu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236">
            <text:p>-8.236</text:p>
          </table:table-cell>
          <table:table-cell office:value-type="float" office:value="1.0172295709425676">
            <text:p>1.0172295709425676</text:p>
          </table:table-cell>
          <table:table-cell office:value-type="float" office:value="1.0611785900591837">
            <text:p>1.061178590059183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60">
            <text:p>AO460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000.0">
            <text:p>410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9.3">
            <text:p>-69.3</text:p>
          </table:table-cell>
          <table:table-cell office:value-type="float" office:value="6.378871373526822">
            <text:p>6.378871373526822</text:p>
          </table:table-cell>
          <table:table-cell office:value-type="float" office:value="6.576473218982953">
            <text:p>6.57647321898295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AO486">
            <text:p>AO48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800.0">
            <text:p>49800.0</text:p>
          </table:table-cell>
          <table:table-cell office:value-type="float" office:value="700.0">
            <text:p>7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53999999999999">
            <text:p>-86.53999999999999</text:p>
          </table:table-cell>
          <table:table-cell office:value-type="float" office:value="8.121797830529877">
            <text:p>8.121797830529877</text:p>
          </table:table-cell>
          <table:table-cell office:value-type="float" office:value="8.399738091154989">
            <text:p>8.399738091154989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51a">
            <text:p>KS-51a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.0">
            <text:p>595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685">
            <text:p>-10.685</text:p>
          </table:table-cell>
          <table:table-cell office:value-type="float" office:value="1.0801578588336065">
            <text:p>1.0801578588336065</text:p>
          </table:table-cell>
          <table:table-cell office:value-type="float" office:value="1.1241125388500897">
            <text:p>1.1241125388500897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3">
            <text:p>GaK-67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20.0">
            <text:p>3720.0</text:p>
          </table:table-cell>
          <table:table-cell office:value-type="float" office:value="100.0">
            <text:p>10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255999999999999">
            <text:p>-5.255999999999999</text:p>
          </table:table-cell>
          <table:table-cell office:value-type="float" office:value="0.953595302001849">
            <text:p>0.953595302001849</text:p>
          </table:table-cell>
          <table:table-cell office:value-type="float" office:value="0.9878785350436563">
            <text:p>0.9878785350436563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1">
            <text:p>HY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67999999999999">
            <text:p>-70.67999999999999</text:p>
          </table:table-cell>
          <table:table-cell office:value-type="float" office:value="6.438136376312621">
            <text:p>6.438136376312621</text:p>
          </table:table-cell>
          <table:table-cell office:value-type="float" office:value="6.635781792675226">
            <text:p>6.63578179267522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5 ">
            <text:p>KM-1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400.0">
            <text:p>62400.0</text:p>
          </table:table-cell>
          <table:table-cell office:value-type="float" office:value="800.0">
            <text:p>800.0</text:p>
          </table:table-cell>
          <table:table-cell office:value-type="string" office:value="Goniastrea sp.        ">
            <text:p>Goni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3.02000000000001">
            <text:p>-103.02000000000001</text:p>
          </table:table-cell>
          <table:table-cell office:value-type="float" office:value="12.349396746400199">
            <text:p>12.349396746400199</text:p>
          </table:table-cell>
          <table:table-cell office:value-type="float" office:value="12.603824816300792">
            <text:p>12.60382481630079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7 ">
            <text:p>KM-1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4300.0">
            <text:p>54300.0</text:p>
          </table:table-cell>
          <table:table-cell office:value-type="float" office:value="700.0">
            <text:p>7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89">
            <text:p>-106.89</text:p>
          </table:table-cell>
          <table:table-cell office:value-type="float" office:value="8.568552970017741">
            <text:p>8.568552970017741</text:p>
          </table:table-cell>
          <table:table-cell office:value-type="float" office:value="8.846699949698737">
            <text:p>8.84669994969873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9 ">
            <text:p>KM-19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800.0">
            <text:p>61800.0</text:p>
          </table:table-cell>
          <table:table-cell office:value-type="float" office:value="1600.0">
            <text:p>1600.0</text:p>
          </table:table-cell>
          <table:table-cell office:value-type="string" office:value="Favia pallida         ">
            <text:p>Favia pallida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2.13999999999999">
            <text:p>-122.13999999999999</text:p>
          </table:table-cell>
          <table:table-cell office:value-type="float" office:value="13.257767534543635">
            <text:p>13.257767534543635</text:p>
          </table:table-cell>
          <table:table-cell office:value-type="float" office:value="13.896028209528087">
            <text:p>13.89602820952808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0 ">
            <text:p>KM-20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300.0">
            <text:p>51300.0</text:p>
          </table:table-cell>
          <table:table-cell office:value-type="float" office:value="600.0">
            <text:p>6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99">
            <text:p>-99.99</text:p>
          </table:table-cell>
          <table:table-cell office:value-type="float" office:value="7.834085779463978">
            <text:p>7.834085779463978</text:p>
          </table:table-cell>
          <table:table-cell office:value-type="float" office:value="8.072180622359726">
            <text:p>8.07218062235972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1 ">
            <text:p>KM-2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000.0">
            <text:p>65000.0</text:p>
          </table:table-cell>
          <table:table-cell office:value-type="float" office:value="900.0">
            <text:p>900.0</text:p>
          </table:table-cell>
          <table:table-cell office:value-type="string" office:value="Favidae               ">
            <text:p>Favidae  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9.5">
            <text:p>-99.5</text:p>
          </table:table-cell>
          <table:table-cell office:value-type="float" office:value="10.507692420317582">
            <text:p>10.507692420317582</text:p>
          </table:table-cell>
          <table:table-cell office:value-type="float" office:value="10.866112460305196">
            <text:p>10.866112460305196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3 ">
            <text:p>KM-2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700.0">
            <text:p>63700.0</text:p>
          </table:table-cell>
          <table:table-cell office:value-type="float" office:value="900.0">
            <text:p>900.0</text:p>
          </table:table-cell>
          <table:table-cell office:value-type="string" office:value="Acropora palifera     ">
            <text:p>Acropora palifer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50999999999999">
            <text:p>-111.50999999999999</text:p>
          </table:table-cell>
          <table:table-cell office:value-type="float" office:value="10.378289839853176">
            <text:p>10.378289839853176</text:p>
          </table:table-cell>
          <table:table-cell office:value-type="float" office:value="10.736670806167057">
            <text:p>10.736670806167057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27 ">
            <text:p>KM-27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500.0">
            <text:p>56500.0</text:p>
          </table:table-cell>
          <table:table-cell office:value-type="float" office:value="800.0">
            <text:p>8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94999999999999">
            <text:p>-106.94999999999999</text:p>
          </table:table-cell>
          <table:table-cell office:value-type="float" office:value="9.224364476753928">
            <text:p>9.224364476753928</text:p>
          </table:table-cell>
          <table:table-cell office:value-type="float" office:value="9.542541590163502">
            <text:p>9.542541590163502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N-04">
            <text:p>KN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340.0">
            <text:p>4340.0</text:p>
          </table:table-cell>
          <table:table-cell office:value-type="float" office:value="90.0">
            <text:p>90.0</text:p>
          </table:table-cell>
          <table:table-cell office:value-type="string" office:value="Acropora palifera">
            <text:p>Acropor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781999999999999">
            <text:p>-7.781999999999999</text:p>
          </table:table-cell>
          <table:table-cell office:value-type="float" office:value="0.8315046602394944">
            <text:p>0.8315046602394944</text:p>
          </table:table-cell>
          <table:table-cell office:value-type="float" office:value="0.8674422170957561">
            <text:p>0.8674422170957561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3">
            <text:p>KS-3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050.0">
            <text:p>505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775">
            <text:p>-7.775</text:p>
          </table:table-cell>
          <table:table-cell office:value-type="float" office:value="0.9902630963536903">
            <text:p>0.9902630963536903</text:p>
          </table:table-cell>
          <table:table-cell office:value-type="float" office:value="1.0342093598493483">
            <text:p>1.034209359849348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4">
            <text:p>KS-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10.0">
            <text:p>5110.0</text:p>
          </table:table-cell>
          <table:table-cell office:value-type="float" office:value="110.0">
            <text:p>11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.913">
            <text:p>-7.913</text:p>
          </table:table-cell>
          <table:table-cell office:value-type="float" office:value="0.9962554893198825">
            <text:p>0.9962554893198825</text:p>
          </table:table-cell>
          <table:table-cell office:value-type="float" office:value="1.0402023841541586">
            <text:p>1.040202384154158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5">
            <text:p>KS-3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40.0">
            <text:p>6940.0</text:p>
          </table:table-cell>
          <table:table-cell office:value-type="float" office:value="140.0">
            <text:p>14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172">
            <text:p>-12.172</text:p>
          </table:table-cell>
          <table:table-cell office:value-type="float" office:value="1.3109538512091097">
            <text:p>1.3109538512091097</text:p>
          </table:table-cell>
          <table:table-cell office:value-type="float" office:value="1.3669147742269812">
            <text:p>1.366914774226981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6">
            <text:p>KS-3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10.0">
            <text:p>6510.0</text:p>
          </table:table-cell>
          <table:table-cell office:value-type="float" office:value="140.0">
            <text:p>140.0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183">
            <text:p>-11.183</text:p>
          </table:table-cell>
          <table:table-cell office:value-type="float" office:value="1.2679861986630605">
            <text:p>1.2679861986630605</text:p>
          </table:table-cell>
          <table:table-cell office:value-type="float" office:value="1.3239444852409792">
            <text:p>1.3239444852409792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7">
            <text:p>KS-3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000.0">
            <text:p>61000.0</text:p>
          </table:table-cell>
          <table:table-cell office:value-type="float" office:value="1000.0">
            <text:p>10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9.3">
            <text:p>-129.3</text:p>
          </table:table-cell>
          <table:table-cell office:value-type="float" office:value="10.547511554864494">
            <text:p>10.547511554864494</text:p>
          </table:table-cell>
          <table:table-cell office:value-type="float" office:value="10.945775440780771">
            <text:p>10.945775440780771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8">
            <text:p>KS-3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50.0">
            <text:p>5550.0</text:p>
          </table:table-cell>
          <table:table-cell office:value-type="float" office:value="120.0">
            <text:p>120.0</text:p>
          </table:table-cell>
          <table:table-cell office:value-type="string" office:value="Pavona sp.">
            <text:p>Pavon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765">
            <text:p>-9.765</text:p>
          </table:table-cell>
          <table:table-cell office:value-type="float" office:value="1.0841535869054717">
            <text:p>1.0841535869054717</text:p>
          </table:table-cell>
          <table:table-cell office:value-type="float" office:value="1.1321046771389986">
            <text:p>1.1321046771389986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39">
            <text:p>KS-3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290.0">
            <text:p>6290.0</text:p>
          </table:table-cell>
          <table:table-cell office:value-type="float" office:value="140.0">
            <text:p>14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627">
            <text:p>-10.627</text:p>
          </table:table-cell>
          <table:table-cell office:value-type="float" office:value="1.2460036115517474">
            <text:p>1.2460036115517474</text:p>
          </table:table-cell>
          <table:table-cell office:value-type="float" office:value="1.3019604448676603">
            <text:p>1.3019604448676603</text:p>
          </table:table-cell>
          <table:table-cell office:value-type="string" office:value="SugiharaEtal2003,SasakiEtal1998">
            <text:p>SugiharaEtal2003,SasakiEtal199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1">
            <text:p>KS-4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500.0">
            <text:p>5500.0</text:p>
          </table:table-cell>
          <table:table-cell office:value-type="float" office:value="110.0">
            <text:p>11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5">
            <text:p>-9.05</text:p>
          </table:table-cell>
          <table:table-cell office:value-type="float" office:value="1.0352081916213751">
            <text:p>1.0352081916213751</text:p>
          </table:table-cell>
          <table:table-cell office:value-type="float" office:value="1.0791589317612094">
            <text:p>1.079158931761209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2">
            <text:p>KS-4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00.0">
            <text:p>6400.0</text:p>
          </table:table-cell>
          <table:table-cell office:value-type="float" office:value="140.0">
            <text:p>140.0</text:p>
          </table:table-cell>
          <table:table-cell office:value-type="string" office:value="Gardineroseris planulata">
            <text:p>Gardineroseris planula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819999999999999">
            <text:p>-10.819999999999999</text:p>
          </table:table-cell>
          <table:table-cell office:value-type="float" office:value="1.2569948289471982">
            <text:p>1.2569948289471982</text:p>
          </table:table-cell>
          <table:table-cell office:value-type="float" office:value="1.3129523982231812">
            <text:p>1.3129523982231812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3">
            <text:p>KS-4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50.0">
            <text:p>6150.0</text:p>
          </table:table-cell>
          <table:table-cell office:value-type="float" office:value="130.0">
            <text:p>13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245">
            <text:p>-11.245</text:p>
          </table:table-cell>
          <table:table-cell office:value-type="float" office:value="1.1880526082627816">
            <text:p>1.1880526082627816</text:p>
          </table:table-cell>
          <table:table-cell office:value-type="float" office:value="1.2400084677130223">
            <text:p>1.2400084677130223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4">
            <text:p>KS-4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780.0">
            <text:p>5780.0</text:p>
          </table:table-cell>
          <table:table-cell office:value-type="float" office:value="120.0">
            <text:p>120.0</text:p>
          </table:table-cell>
          <table:table-cell office:value-type="string" office:value="Acropora digitifera">
            <text:p>Acropora digit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694">
            <text:p>-10.694</text:p>
          </table:table-cell>
          <table:table-cell office:value-type="float" office:value="1.1071296220407074">
            <text:p>1.1071296220407074</text:p>
          </table:table-cell>
          <table:table-cell office:value-type="float" office:value="1.155082681023309">
            <text:p>1.155082681023309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5">
            <text:p>KS-4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30.0">
            <text:p>6330.0</text:p>
          </table:table-cell>
          <table:table-cell office:value-type="float" office:value="130.0">
            <text:p>130.0</text:p>
          </table:table-cell>
          <table:table-cell office:value-type="string" office:value="Acropora gemmifera">
            <text:p>Acropora gemm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.658999999999999">
            <text:p>-10.658999999999999</text:p>
          </table:table-cell>
          <table:table-cell office:value-type="float" office:value="1.2060368982746739">
            <text:p>1.2060368982746739</text:p>
          </table:table-cell>
          <table:table-cell office:value-type="float" office:value="1.2579940381416754">
            <text:p>1.2579940381416754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S-46">
            <text:p>KS-4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40.0">
            <text:p>6640.0</text:p>
          </table:table-cell>
          <table:table-cell office:value-type="float" office:value="140.0">
            <text:p>140.0</text:p>
          </table:table-cell>
          <table:table-cell office:value-type="string" office:value="Acropora robusta">
            <text:p>Acropora robust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972000000000001">
            <text:p>-12.972000000000001</text:p>
          </table:table-cell>
          <table:table-cell office:value-type="float" office:value="1.2809761902549177">
            <text:p>1.2809761902549177</text:p>
          </table:table-cell>
          <table:table-cell office:value-type="float" office:value="1.33693530135156">
            <text:p>1.33693530135156</text:p>
          </table:table-cell>
          <table:table-cell office:value-type="string" office:value="SugiharaEtal2003,OtaEtal2000">
            <text:p>SugiharaEtal2003,Ot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4 ">
            <text:p>KM-1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6100.0">
            <text:p>56100.0</text:p>
          </table:table-cell>
          <table:table-cell office:value-type="float" office:value="900.0">
            <text:p>900.0</text:p>
          </table:table-cell>
          <table:table-cell office:value-type="string" office:value="Caurastrea sp.        ">
            <text:p>Caurastrea sp.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06.03">
            <text:p>-106.03</text:p>
          </table:table-cell>
          <table:table-cell office:value-type="float" office:value="9.622104759354881">
            <text:p>9.622104759354881</text:p>
          </table:table-cell>
          <table:table-cell office:value-type="float" office:value="9.980225448355341">
            <text:p>9.98022544835534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GaK-6734">
            <text:p>GaK-673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150.0">
            <text:p>5150.0</text:p>
          </table:table-cell>
          <table:table-cell office:value-type="float" office:value="130.0">
            <text:p>130.0</text:p>
          </table:table-cell>
          <table:table-cell office:value-type="string" office:value="Not described">
            <text:p>Not described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6.845000000000001">
            <text:p>-6.845000000000001</text:p>
          </table:table-cell>
          <table:table-cell office:value-type="float" office:value="1.196481926315646">
            <text:p>1.196481926315646</text:p>
          </table:table-cell>
          <table:table-cell office:value-type="float" office:value="1.2439135822073792">
            <text:p>1.2439135822073792</text:p>
          </table:table-cell>
          <table:table-cell office:value-type="string" office:value="SugiharaEtal2003,OtaEtal1978">
            <text:p>SugiharaEtal2003,OtaEtal1978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13 ">
            <text:p>KM-13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74900.0">
            <text:p>74900.0</text:p>
          </table:table-cell>
          <table:table-cell office:value-type="float" office:value="900.0">
            <text:p>900.0</text:p>
          </table:table-cell>
          <table:table-cell office:value-type="string" office:value="Favia speciosa        ">
            <text:p>Favia speciosa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5.27000000000001">
            <text:p>-115.27000000000001</text:p>
          </table:table-cell>
          <table:table-cell office:value-type="float" office:value="11.493585167387925">
            <text:p>11.493585167387925</text:p>
          </table:table-cell>
          <table:table-cell office:value-type="float" office:value="11.852261387600231">
            <text:p>11.852261387600231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 ">
            <text:p>KM-05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600.0">
            <text:p>67600.0</text:p>
          </table:table-cell>
          <table:table-cell office:value-type="float" office:value="1000.0">
            <text:p>10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8.48">
            <text:p>-138.48</text:p>
          </table:table-cell>
          <table:table-cell office:value-type="float" office:value="11.20471329396693">
            <text:p>11.20471329396693</text:p>
          </table:table-cell>
          <table:table-cell office:value-type="float" office:value="11.603171980109579">
            <text:p>11.60317198010957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2">
            <text:p>HY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6200.0">
            <text:p>46200.0</text:p>
          </table:table-cell>
          <table:table-cell office:value-type="float" office:value="600.0">
            <text:p>600.0</text:p>
          </table:table-cell>
          <table:table-cell office:value-type="string" office:value="Cyphastrea sp.">
            <text:p>Cyph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1.26">
            <text:p>-91.26</text:p>
          </table:table-cell>
          <table:table-cell office:value-type="float" office:value="7.3285469228217455">
            <text:p>7.3285469228217455</text:p>
          </table:table-cell>
          <table:table-cell office:value-type="float" office:value="7.566372975210764">
            <text:p>7.566372975210764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3">
            <text:p>HY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4800.0">
            <text:p>64800.0</text:p>
          </table:table-cell>
          <table:table-cell office:value-type="float" office:value="800.0">
            <text:p>800.0</text:p>
          </table:table-cell>
          <table:table-cell office:value-type="string" office:value="Favites sp.">
            <text:p>Fav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1.03999999999999">
            <text:p>-121.03999999999999</text:p>
          </table:table-cell>
          <table:table-cell office:value-type="float" office:value="10.049875621120862">
            <text:p>10.049875621120862</text:p>
          </table:table-cell>
          <table:table-cell office:value-type="float" office:value="10.3683364142952">
            <text:p>10.3683364142952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4">
            <text:p>HY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9500.0">
            <text:p>59500.0</text:p>
          </table:table-cell>
          <table:table-cell office:value-type="float" office:value="800.0">
            <text:p>800.0</text:p>
          </table:table-cell>
          <table:table-cell office:value-type="string" office:value="Platygyra sp.">
            <text:p>Platygy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2.85">
            <text:p>-122.85</text:p>
          </table:table-cell>
          <table:table-cell office:value-type="float" office:value="9.522651941554921">
            <text:p>9.522651941554921</text:p>
          </table:table-cell>
          <table:table-cell office:value-type="float" office:value="9.84093999575243">
            <text:p>9.84093999575243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6">
            <text:p>HY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1600.0">
            <text:p>41600.0</text:p>
          </table:table-cell>
          <table:table-cell office:value-type="float" office:value="500.0">
            <text:p>500.0</text:p>
          </table:table-cell>
          <table:table-cell office:value-type="string" office:value="Goniopora sp.">
            <text:p>Goni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70.67999999999999">
            <text:p>-70.67999999999999</text:p>
          </table:table-cell>
          <table:table-cell office:value-type="float" office:value="6.438136376312621">
            <text:p>6.438136376312621</text:p>
          </table:table-cell>
          <table:table-cell office:value-type="float" office:value="6.635781792675226">
            <text:p>6.63578179267522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7">
            <text:p>HY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700.0">
            <text:p>40700.0</text:p>
          </table:table-cell>
          <table:table-cell office:value-type="float" office:value="600.0">
            <text:p>600.0</text:p>
          </table:table-cell>
          <table:table-cell office:value-type="string" office:value="A. Palifera">
            <text:p>A.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8.61">
            <text:p>-68.61</text:p>
          </table:table-cell>
          <table:table-cell office:value-type="float" office:value="6.784106426051991">
            <text:p>6.784106426051991</text:p>
          </table:table-cell>
          <table:table-cell office:value-type="float" office:value="7.021573897638608">
            <text:p>7.021573897638608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8">
            <text:p>HY-08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9600.0">
            <text:p>49600.0</text:p>
          </table:table-cell>
          <table:table-cell office:value-type="float" office:value="600.0">
            <text:p>600.0</text:p>
          </table:table-cell>
          <table:table-cell office:value-type="string" office:value="A palifera">
            <text:p>A palifer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6.08">
            <text:p>-86.08</text:p>
          </table:table-cell>
          <table:table-cell office:value-type="float" office:value="7.665507158694714">
            <text:p>7.665507158694714</text:p>
          </table:table-cell>
          <table:table-cell office:value-type="float" office:value="7.903518203939296">
            <text:p>7.90351820393929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HY-09">
            <text:p>HY-09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53200.0">
            <text:p>53200.0</text:p>
          </table:table-cell>
          <table:table-cell office:value-type="float" office:value="700.0">
            <text:p>700.0</text:p>
          </table:table-cell>
          <table:table-cell office:value-type="string" office:value="Favia sp.">
            <text:p>Favi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7.36">
            <text:p>-97.36</text:p>
          </table:table-cell>
          <table:table-cell office:value-type="float" office:value="8.459314393022632">
            <text:p>8.459314393022632</text:p>
          </table:table-cell>
          <table:table-cell office:value-type="float" office:value="8.737413805011176">
            <text:p>8.737413805011176</text:p>
          </table:table-cell>
          <table:table-cell office:value-type="string" office:value="InagakiEtal2005">
            <text:p>InagakiEtal2005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">
            <text:p>KL-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790.0">
            <text:p>3790.0</text:p>
          </table:table-cell>
          <table:table-cell office:value-type="float" office:value="70.0">
            <text:p>7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4670000000000005">
            <text:p>-5.4670000000000005</text:p>
          </table:table-cell>
          <table:table-cell office:value-type="float" office:value="0.8496875896469238">
            <text:p>0.8496875896469238</text:p>
          </table:table-cell>
          <table:table-cell office:value-type="float" office:value="0.8724820915067525">
            <text:p>0.8724820915067525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3">
            <text:p>KL-1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4.093">
            <text:p>-4.093</text:p>
          </table:table-cell>
          <table:table-cell office:value-type="float" office:value="0.6800889647685805">
            <text:p>0.6800889647685805</text:p>
          </table:table-cell>
          <table:table-cell office:value-type="float" office:value="0.6938018449096248">
            <text:p>0.6938018449096248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15">
            <text:p>KL-1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650.0">
            <text:p>3650.0</text:p>
          </table:table-cell>
          <table:table-cell office:value-type="float" office:value="70.0">
            <text:p>70.0</text:p>
          </table:table-cell>
          <table:table-cell office:value-type="string" office:value="Favia sp.">
            <text:p>Favi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944999999999999">
            <text:p>-5.944999999999999</text:p>
          </table:table-cell>
          <table:table-cell office:value-type="float" office:value="0.8384086115969938">
            <text:p>0.8384086115969938</text:p>
          </table:table-cell>
          <table:table-cell office:value-type="float" office:value="0.8610464563541277">
            <text:p>0.861046456354127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2">
            <text:p>KL-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90.0">
            <text:p>34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427">
            <text:p>-5.427</text:p>
          </table:table-cell>
          <table:table-cell office:value-type="float" office:value="0.7910556238343796">
            <text:p>0.7910556238343796</text:p>
          </table:table-cell>
          <table:table-cell office:value-type="float" office:value="0.8097956532360497">
            <text:p>0.8097956532360497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3">
            <text:p>KL-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400.0">
            <text:p>3400.0</text:p>
          </table:table-cell>
          <table:table-cell office:value-type="float" office:value="70.0">
            <text:p>70.0</text:p>
          </table:table-cell>
          <table:table-cell office:value-type="string" office:value="Montipora sp.">
            <text:p>Montipor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17">
            <text:p>-5.17</text:p>
          </table:table-cell>
          <table:table-cell office:value-type="float" office:value="0.8184766337532181">
            <text:p>0.8184766337532181</text:p>
          </table:table-cell>
          <table:table-cell office:value-type="float" office:value="0.8408186486989914">
            <text:p>0.8408186486989914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4">
            <text:p>KL-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190.0">
            <text:p>3190.0</text:p>
          </table:table-cell>
          <table:table-cell office:value-type="float" office:value="60.0">
            <text:p>60.0</text:p>
          </table:table-cell>
          <table:table-cell office:value-type="string" office:value="Goniastrea sp.">
            <text:p>Goniastrea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787">
            <text:p>-5.787</text:p>
          </table:table-cell>
          <table:table-cell office:value-type="float" office:value="0.7680423165425192">
            <text:p>0.7680423165425192</text:p>
          </table:table-cell>
          <table:table-cell office:value-type="float" office:value="0.7864152846937801">
            <text:p>0.7864152846937801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radiocarbon">
            <text:p>radiocarbon</text:p>
          </table:table-cell>
          <table:table-cell office:value-type="string" office:value="KL-5">
            <text:p>KL-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3360.0">
            <text:p>3360.0</text:p>
          </table:table-cell>
          <table:table-cell office:value-type="float" office:value="50.0">
            <text:p>50.0</text:p>
          </table:table-cell>
          <table:table-cell office:value-type="string" office:value="Favites sp.">
            <text:p>Favites sp.</text:p>
          </table:table-cell>
          <table:table-cell office:value-type="string" office:value="marine">
            <text:p>marine</text:p>
          </table:table-cell>
          <table:table-cell office:value-type="float" office:value="-202.0">
            <text:p>-202.0</text:p>
          </table:table-cell>
          <table:table-cell office:value-type="float" office:value="93.0">
            <text:p>93.0</text:p>
          </table:table-cell>
          <table:table-cell office:value-type="float" office:value="-1.0">
            <text:p>-1.0</text:p>
          </table:table-cell>
          <table:table-cell office:value-type="float" office:value="-5.628">
            <text:p>-5.628</text:p>
          </table:table-cell>
          <table:table-cell office:value-type="float" office:value="0.7477539702335247">
            <text:p>0.7477539702335247</text:p>
          </table:table-cell>
          <table:table-cell office:value-type="float" office:value="0.7627424204802028">
            <text:p>0.7627424204802028</text:p>
          </table:table-cell>
          <table:table-cell office:value-type="string" office:value="SugiharaEtal2003,KonishiEtal1983">
            <text:p>SugiharaEtal2003,KonishiEtal1983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">
            <text:p>KM-01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9.75999999999999">
            <text:p>-119.75999999999999</text:p>
          </table:table-cell>
          <table:table-cell office:value-type="float" office:value="10.12948172415547">
            <text:p>10.12948172415547</text:p>
          </table:table-cell>
          <table:table-cell office:value-type="float" office:value="10.48778336923489">
            <text:p>10.48778336923489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1 ">
            <text:p>KM-01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1200.0">
            <text:p>61200.0</text:p>
          </table:table-cell>
          <table:table-cell office:value-type="float" office:value="900.0">
            <text:p>900.0</text:p>
          </table:table-cell>
          <table:table-cell office:value-type="string" office:value="Montastorea curta     ">
            <text:p>Montastorea curta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0.25999999999999">
            <text:p>-120.25999999999999</text:p>
          </table:table-cell>
          <table:table-cell office:value-type="float" office:value="10.12948172415547">
            <text:p>10.12948172415547</text:p>
          </table:table-cell>
          <table:table-cell office:value-type="float" office:value="10.48778336923489">
            <text:p>10.48778336923489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2">
            <text:p>KM-02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9800.0">
            <text:p>69800.0</text:p>
          </table:table-cell>
          <table:table-cell office:value-type="float" office:value="900.0">
            <text:p>900.0</text:p>
          </table:table-cell>
          <table:table-cell office:value-type="string" office:value="Favites">
            <text:p>Favites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0.54">
            <text:p>-140.54</text:p>
          </table:table-cell>
          <table:table-cell office:value-type="float" office:value="10.98560876783801">
            <text:p>10.98560876783801</text:p>
          </table:table-cell>
          <table:table-cell office:value-type="float" office:value="11.344161493913933">
            <text:p>11.34416149391393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3">
            <text:p>KM-03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3800.0">
            <text:p>63800.0</text:p>
          </table:table-cell>
          <table:table-cell office:value-type="float" office:value="1100.0">
            <text:p>1100.0</text:p>
          </table:table-cell>
          <table:table-cell office:value-type="string" office:value="Montastrea">
            <text:p>Mont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1.74000000000001">
            <text:p>-111.74000000000001</text:p>
          </table:table-cell>
          <table:table-cell office:value-type="float" office:value="11.264475132024572">
            <text:p>11.264475132024572</text:p>
          </table:table-cell>
          <table:table-cell office:value-type="float" office:value="11.70280308302243">
            <text:p>11.70280308302243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">
            <text:p>KM-04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25999999999999">
            <text:p>-87.25999999999999</text:p>
          </table:table-cell>
          <table:table-cell office:value-type="float" office:value="10.627153899327876">
            <text:p>10.627153899327876</text:p>
          </table:table-cell>
          <table:table-cell office:value-type="float" office:value="10.985608767838038">
            <text:p>10.985608767838038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4 ">
            <text:p>KM-04 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6200.0">
            <text:p>66200.0</text:p>
          </table:table-cell>
          <table:table-cell office:value-type="float" office:value="900.0">
            <text:p>900.0</text:p>
          </table:table-cell>
          <table:table-cell office:value-type="string" office:value="Favia sp.             ">
            <text:p>Favia sp.             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7.25999999999999">
            <text:p>-87.25999999999999</text:p>
          </table:table-cell>
          <table:table-cell office:value-type="float" office:value="10.627153899327876">
            <text:p>10.627153899327876</text:p>
          </table:table-cell>
          <table:table-cell office:value-type="float" office:value="10.985608767838038">
            <text:p>10.985608767838038</text:p>
          </table:table-cell>
          <table:table-cell office:value-type="string" office:value="SasakiEtal2004">
            <text:p>SasakiEtal2004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5">
            <text:p>KM-05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7300.0">
            <text:p>67300.0</text:p>
          </table:table-cell>
          <table:table-cell office:value-type="float" office:value="900.0">
            <text:p>900.0</text:p>
          </table:table-cell>
          <table:table-cell office:value-type="string" office:value="Favia">
            <text:p>Favi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36.79">
            <text:p>-136.79</text:p>
          </table:table-cell>
          <table:table-cell office:value-type="float" office:value="10.736670806167028">
            <text:p>10.736670806167028</text:p>
          </table:table-cell>
          <table:table-cell office:value-type="float" office:value="11.095156600967812">
            <text:p>11.09515660096781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KM-06">
            <text:p>KM-06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65200.0">
            <text:p>65200.0</text:p>
          </table:table-cell>
          <table:table-cell office:value-type="float" office:value="1900.0">
            <text:p>1900.0</text:p>
          </table:table-cell>
          <table:table-cell office:value-type="string" office:value="Plesiastrea">
            <text:p>Plesiastre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4.96000000000001">
            <text:p>-114.96000000000001</text:p>
          </table:table-cell>
          <table:table-cell office:value-type="float" office:value="14.913564295633686">
            <text:p>14.913564295633686</text:p>
          </table:table-cell>
          <table:table-cell office:value-type="float" office:value="15.671936702271342">
            <text:p>15.671936702271342</text:p>
          </table:table-cell>
          <table:table-cell office:value-type="string" office:value="OmuraEtal2000">
            <text:p>OmuraEtal2000</text:p>
          </table:table-cell>
        </table:table-row>
        <table:table-row>
          <table:table-cell office:value-type="string" office:value="Kikaijima">
            <text:p>Kikaijima</text:p>
          </table:table-cell>
          <table:table-cell office:value-type="string" office:value="U/Th">
            <text:p>U/Th</text:p>
          </table:table-cell>
          <table:table-cell office:value-type="string" office:value="TM-07">
            <text:p>TM-07</text:p>
          </table:table-cell>
          <table:table-cell office:value-type="float" office:value="28.36">
            <text:p>28.36</text:p>
          </table:table-cell>
          <table:table-cell office:value-type="float" office:value="130.0">
            <text:p>130.0</text:p>
          </table:table-cell>
          <table:table-cell office:value-type="float" office:value="4080.0">
            <text:p>4080.0</text:p>
          </table:table-cell>
          <table:table-cell office:value-type="float" office:value="100.0">
            <text:p>100.0</text:p>
          </table:table-cell>
          <table:table-cell office:value-type="string" office:value="Goniastrea sp.">
            <text:p>Goniastre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74">
            <text:p>-8.574</text:p>
          </table:table-cell>
          <table:table-cell office:value-type="float" office:value="0.849472777668595">
            <text:p>0.849472777668595</text:p>
          </table:table-cell>
          <table:table-cell office:value-type="float" office:value="0.8894065437132767">
            <text:p>0.8894065437132767</text:p>
          </table:table-cell>
          <table:table-cell office:value-type="string" office:value="SugiharaEtal2003,SasakiEtal1998">
            <text:p>SugiharaEtal2003,SasakiEtal19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